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87B5DA25.png" manifest:media-type="image/png"/>
  <manifest:file-entry manifest:full-path="Pictures/100000000000050000000500B1A006B5.png" manifest:media-type="image/png"/>
  <manifest:file-entry manifest:full-path="Pictures/100000000000078000000438F7F559D0.png" manifest:media-type="image/png"/>
  <manifest:file-entry manifest:full-path="Pictures/10000000000004A8000004A8B2F607A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Filled_20_Blue">
      <style:graphic-properties draw:fill="solid" draw:fill-color="#7f59ae" loext:decorative="false"/>
      <style:paragraph-properties style:writing-mode="lr-tb"/>
    </style:style>
    <style:style style:name="gr4" style:family="graphic" style:parent-style-name="Outlined_20_Blue">
      <style:graphic-properties draw:stroke="solid" svg:stroke-width="0.08cm" svg:stroke-color="#7f59ae" draw:marker-start="Circle" draw:stroke-linejoin="round" svg:stroke-linecap="round" draw:fill="none" draw:textarea-horizontal-align="center" draw:textarea-vertical-align="middle" fo:padding-top="0.139cm" fo:padding-bottom="0.139cm" fo:padding-left="0.264cm" fo:padding-right="0.264cm" loext:decorative="false"/>
    </style:style>
    <style:style style:name="gr5" style:family="graphic" style:parent-style-name="Filled_20_Cyan">
      <style:graphic-properties loext:decorative="false"/>
      <style:paragraph-properties style:writing-mode="lr-tb"/>
    </style:style>
    <style:style style:name="gr6" style:family="graphic" style:parent-style-name="Outlined_20_Cyan">
      <style:graphic-properties draw:stroke="solid" svg:stroke-width="0.1cm" draw:marker-start="Circle" draw:stroke-linejoin="round" svg:stroke-linecap="round" draw:textarea-horizontal-align="center" draw:textarea-vertical-align="middle" fo:padding-top="0.139cm" fo:padding-bottom="0.139cm" fo:padding-left="0.264cm" fo:padding-right="0.264cm" loext:decorative="false"/>
    </style:style>
    <style:style style:name="gr7" style:family="graphic" style:parent-style-name="Filled_20_Red">
      <style:graphic-properties draw:fill="solid" draw:fill-color="#e54b89" loext:decorative="false"/>
      <style:paragraph-properties style:writing-mode="lr-tb"/>
    </style:style>
    <style:style style:name="gr8" style:family="graphic" style:parent-style-name="Outlined_20_Red">
      <style:graphic-properties draw:stroke="solid" svg:stroke-width="0.1cm" draw:marker-start="Circle" draw:stroke-linejoin="round" svg:stroke-linecap="round" draw:textarea-horizontal-align="center" draw:textarea-vertical-align="middle" fo:padding-top="0.139cm" fo:padding-bottom="0.139cm" fo:padding-left="0.264cm" fo:padding-right="0.264cm" loext:decorative="false"/>
    </style:style>
    <style:style style:name="gr9" style:family="graphic" style:parent-style-name="Filled_20_Yellow">
      <style:graphic-properties draw:fill="solid" draw:fill-color="#f8b622" loext:decorative="false"/>
      <style:paragraph-properties style:writing-mode="lr-tb"/>
    </style:style>
    <style:style style:name="gr10" style:family="graphic" style:parent-style-name="Outlined_20_Yellow">
      <style:graphic-properties draw:stroke="solid" svg:stroke-width="0.1cm" svg:stroke-color="#f8b622" draw:marker-start="Circle" draw:stroke-linejoin="round" svg:stroke-linecap="round" draw:fill="none" draw:textarea-horizontal-align="center" draw:textarea-vertical-align="middle" fo:padding-top="0.139cm" fo:padding-bottom="0.139cm" fo:padding-left="0.264cm" fo:padding-right="0.264cm" loext:decorative="false"/>
    </style:style>
    <style:style style:name="gr11" style:family="graphic" style:parent-style-name="standard">
      <style:graphic-properties draw:stroke="none" draw:fill="bitmap" draw:fill-image-name="Bitmap_20_9" style:repeat="stretch" draw:textarea-horizontal-align="center" draw:textarea-vertical-align="middle" loext:decorative="false"/>
    </style:style>
    <style:style style:name="gr12" style:family="graphic" style:parent-style-name="Filled_20_Cyan">
      <style:graphic-properties fo:min-height="1.91cm" fo:min-width="1.352cm" loext:decorative="false"/>
      <style:paragraph-properties style:writing-mode="lr-tb"/>
    </style:style>
    <style:style style:name="gr13" style:family="graphic" style:parent-style-name="Filled_20_Yellow">
      <style:graphic-properties draw:fill="solid" draw:fill-color="#f8b622" fo:min-height="2.201cm" fo:min-width="2.201cm" loext:decorative="false"/>
      <style:paragraph-properties style:writing-mode="lr-tb"/>
    </style:style>
    <style:style style:name="gr14" style:family="graphic" style:parent-style-name="Filled_20_Blue">
      <style:graphic-properties draw:fill="solid" draw:fill-color="#7f59ae" fo:min-height="2.201cm" fo:min-width="2.201cm" loext:decorative="false"/>
      <style:paragraph-properties style:writing-mode="lr-tb"/>
    </style:style>
    <style:style style:name="gr15" style:family="graphic" style:parent-style-name="Filled_20_Yellow">
      <style:graphic-properties draw:fill="solid" draw:fill-color="#f8b622" loext:decorative="false"/>
    </style:style>
    <style:style style:name="gr16" style:family="graphic" style:parent-style-name="Outlined_20_Yellow">
      <style:graphic-properties draw:stroke="solid" svg:stroke-width="0.15cm" svg:stroke-color="#f8b622" svg:stroke-linecap="round" draw:fill="solid" draw:fill-color="#ffffff" draw:textarea-horizontal-align="center" draw:textarea-vertical-align="middle" fo:padding-top="0.198cm" fo:padding-bottom="0.198cm" fo:padding-left="0.323cm" fo:padding-right="0.323cm" loext:decorative="false"/>
    </style:style>
    <style:style style:name="gr17" style:family="graphic" style:parent-style-name="Filled_20_Yellow">
      <style:graphic-properties draw:fill="solid" draw:fill-color="#f8b622" fo:min-height="0.354cm" fo:min-width="0.354cm" loext:decorative="false"/>
    </style:style>
    <style:style style:name="gr18" style:family="graphic" style:parent-style-name="Outlined_20_Yellow">
      <style:graphic-properties draw:stroke="solid" svg:stroke-width="0.15cm" svg:stroke-color="#f8b622" svg:stroke-linecap="round" draw:fill="solid" draw:fill-color="#ffffff" draw:textarea-horizontal-align="center" draw:textarea-vertical-align="middle" fo:min-height="0.136cm" fo:min-width="0cm" fo:padding-top="0.198cm" fo:padding-bottom="0.198cm" fo:padding-left="0.323cm" fo:padding-right="0.323cm" loext:decorative="false"/>
    </style:style>
    <style:style style:name="gr19" style:family="graphic" style:parent-style-name="Filled_20_Red">
      <style:graphic-properties draw:fill="solid" draw:fill-color="#e54b89" loext:decorative="false"/>
    </style:style>
    <style:style style:name="gr20" style:family="graphic" style:parent-style-name="Outlined_20_Red">
      <style:graphic-properties svg:stroke-width="0.15cm" draw:fill="solid" draw:fill-color="#ffffff" draw:textarea-horizontal-align="center" draw:textarea-vertical-align="middle" fo:padding-top="0.198cm" fo:padding-bottom="0.198cm" fo:padding-left="0.323cm" fo:padding-right="0.323cm" loext:decorative="false"/>
    </style:style>
    <style:style style:name="gr21" style:family="graphic" style:parent-style-name="Filled_20_Red">
      <style:graphic-properties draw:fill="solid" draw:fill-color="#e54b89" fo:min-height="0.354cm" fo:min-width="0.354cm" loext:decorative="false"/>
    </style:style>
    <style:style style:name="gr22" style:family="graphic" style:parent-style-name="Outlined_20_Red">
      <style:graphic-properties svg:stroke-width="0.15cm" draw:fill="solid" draw:fill-color="#ffffff" draw:textarea-horizontal-align="center" draw:textarea-vertical-align="middle" fo:min-height="0.136cm" fo:min-width="0cm" fo:padding-top="0.198cm" fo:padding-bottom="0.198cm" fo:padding-left="0.323cm" fo:padding-right="0.323cm" loext:decorative="false"/>
    </style:style>
    <style:style style:name="gr23" style:family="graphic" style:parent-style-name="Filled_20_Cyan">
      <style:graphic-properties loext:decorative="false"/>
    </style:style>
    <style:style style:name="gr24" style:family="graphic" style:parent-style-name="Outlined_20_Cyan">
      <style:graphic-properties svg:stroke-width="0.15cm" draw:fill="solid" draw:fill-color="#ffffff" draw:textarea-horizontal-align="center" draw:textarea-vertical-align="middle" fo:padding-top="0.198cm" fo:padding-bottom="0.198cm" fo:padding-left="0.323cm" fo:padding-right="0.323cm" loext:decorative="false"/>
    </style:style>
    <style:style style:name="gr25" style:family="graphic" style:parent-style-name="Filled_20_Cyan">
      <style:graphic-properties fo:min-height="0.354cm" fo:min-width="0.354cm" loext:decorative="false"/>
    </style:style>
    <style:style style:name="gr26" style:family="graphic" style:parent-style-name="Outlined_20_Cyan">
      <style:graphic-properties svg:stroke-width="0.15cm" draw:fill="solid" draw:fill-color="#ffffff" draw:textarea-horizontal-align="center" draw:textarea-vertical-align="middle" fo:min-height="0.136cm" fo:min-width="0cm" fo:padding-top="0.198cm" fo:padding-bottom="0.198cm" fo:padding-left="0.323cm" fo:padding-right="0.323cm" loext:decorative="false"/>
    </style:style>
    <style:style style:name="gr27" style:family="graphic" style:parent-style-name="Filled_20_Blue">
      <style:graphic-properties draw:fill="solid" draw:fill-color="#7f59ae" loext:decorative="false"/>
    </style:style>
    <style:style style:name="gr28" style:family="graphic" style:parent-style-name="Outlined_20_Blue">
      <style:graphic-properties draw:stroke="solid" svg:stroke-width="0.15cm" svg:stroke-color="#7f59ae" svg:stroke-linecap="round" draw:fill="solid" draw:fill-color="#ffffff" draw:textarea-horizontal-align="center" draw:textarea-vertical-align="middle" fo:padding-top="0.2cm" fo:padding-bottom="0.2cm" fo:padding-left="0.2cm" fo:padding-right="0.2cm" loext:decorative="false"/>
    </style:style>
    <style:style style:name="gr29" style:family="graphic" style:parent-style-name="Filled_20_Blue">
      <style:graphic-properties draw:fill="solid" draw:fill-color="#7f59ae" fo:min-height="0.354cm" fo:min-width="0.354cm" loext:decorative="false"/>
    </style:style>
    <style:style style:name="gr30" style:family="graphic" style:parent-style-name="Outlined_20_Blue">
      <style:graphic-properties draw:stroke="solid" svg:stroke-width="0.15cm" svg:stroke-color="#7f59ae" svg:stroke-linecap="round" draw:fill="solid" draw:fill-color="#ffffff" draw:textarea-horizontal-align="center" draw:textarea-vertical-align="middle" fo:min-height="0.132cm" fo:min-width="0.132cm" fo:padding-top="0.2cm" fo:padding-bottom="0.2cm" fo:padding-left="0.2cm" fo:padding-right="0.2cm" loext:decorative="false"/>
    </style:style>
    <style:style style:name="gr31" style:family="graphic" style:parent-style-name="Outlined_20_Blue">
      <style:graphic-properties draw:stroke="solid" svg:stroke-width="0.15cm" svg:stroke-color="#7f59ae" svg:stroke-linecap="round" draw:fill="solid" draw:fill-color="#ffffff" draw:textarea-horizontal-align="center" draw:textarea-vertical-align="middle" fo:min-height="0.308cm" fo:min-width="0.308cm" fo:padding-top="0.2cm" fo:padding-bottom="0.2cm" fo:padding-left="0.2cm" fo:padding-right="0.2cm" loext:decorative="false"/>
    </style:style>
    <style:style style:name="gr32" style:family="graphic" style:parent-style-name="Filled_20_Blue">
      <style:graphic-properties draw:fill="solid" draw:fill-color="#7f59ae" draw:opacity="50%" fo:min-height="0.708cm" fo:min-width="0.708cm" loext:decorative="false"/>
    </style:style>
    <style:style style:name="gr33" style:family="graphic" style:parent-style-name="Filled_20_Blue">
      <style:graphic-properties draw:fill="solid" draw:fill-color="#ffffff" draw:opacity="50%" fo:min-height="0.424cm" fo:min-width="0.424cm" loext:decorative="false"/>
    </style:style>
    <style:style style:name="gr34" style:family="graphic" style:parent-style-name="Outlined_20_Yellow">
      <style:graphic-properties draw:stroke="solid" svg:stroke-width="0.15cm" svg:stroke-color="#f8b622" svg:stroke-linecap="round" draw:fill="solid" draw:fill-color="#ffffff" draw:textarea-horizontal-align="center" draw:textarea-vertical-align="middle" fo:min-height="0.312cm" fo:min-width="0.062cm" fo:padding-top="0.198cm" fo:padding-bottom="0.198cm" fo:padding-left="0.323cm" fo:padding-right="0.323cm" loext:decorative="false"/>
    </style:style>
    <style:style style:name="gr35" style:family="graphic" style:parent-style-name="Filled_20_Yellow">
      <style:graphic-properties draw:fill="solid" draw:fill-color="#f8b622" draw:opacity="50%" fo:min-height="0.708cm" fo:min-width="0.708cm" loext:decorative="false"/>
    </style:style>
    <style:style style:name="gr36" style:family="graphic" style:parent-style-name="standard">
      <style:graphic-properties draw:stroke="none" draw:fill="bitmap" draw:fill-image-name="Bitmap_20_10" style:repeat="stretch" draw:textarea-horizontal-align="center" draw:textarea-vertical-align="middle" loext:decorative="false"/>
    </style:style>
    <style:style style:name="pr1" style:family="presentation" style:parent-style-name="Candy-title">
      <style:graphic-properties fo:min-height="0cm" loext:decorative="false"/>
      <style:paragraph-properties style:writing-mode="lr-tb"/>
    </style:style>
    <style:style style:name="pr2" style:family="presentation" style:parent-style-name="Candy-subtitle">
      <style:graphic-properties draw:fill-color="#ffffff" fo:min-height="0cm" loext:decorative="false"/>
      <style:paragraph-properties style:writing-mode="lr-tb"/>
    </style:style>
    <style:style style:name="pr3" style:family="presentation" style:parent-style-name="Candy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Table_20_of_20_Content-subtitle">
      <style:graphic-properties draw:fill-color="#ffffff" fo:min-height="0cm" loext:decorative="false"/>
      <style:paragraph-properties style:writing-mode="lr-tb"/>
    </style:style>
    <style:style style:name="pr5" style:family="presentation" style:parent-style-name="Table_20_of_20_Content-subtitle">
      <style:graphic-properties draw:fill-color="#ffffff" fo:min-height="1.8cm" loext:decorative="false"/>
      <style:paragraph-properties style:writing-mode="lr-tb"/>
    </style:style>
    <style:style style:name="pr6" style:family="presentation" style:parent-style-name="Table_20_of_20_Content-title">
      <style:graphic-properties fo:min-height="0cm" loext:decorative="false"/>
      <style:paragraph-properties style:writing-mode="lr-tb"/>
    </style:style>
    <style:style style:name="pr7" style:family="presentation" style:parent-style-name="Table_20_of_20_Content-notes">
      <style:graphic-properties draw:fill-color="#ffffff" draw:auto-grow-height="false" fo:min-height="0.101cm" loext:decorative="false"/>
      <style:paragraph-properties style:writing-mode="lr-tb"/>
    </style:style>
    <style:style style:name="pr8" style:family="presentation" style:parent-style-name="Insert_20_Picture-title">
      <style:graphic-properties fo:min-height="0cm" loext:decorative="false"/>
      <style:paragraph-properties style:writing-mode="lr-tb"/>
    </style:style>
    <style:style style:name="pr9" style:family="presentation" style:parent-style-name="Insert_20_Picture-outline1">
      <style:graphic-properties draw:textarea-horizontal-align="left" draw:textarea-vertical-align="top" fo:min-height="0cm" loext:decorative="false"/>
      <style:paragraph-properties style:writing-mode="lr-tb"/>
    </style:style>
    <style:style style:name="pr10" style:family="presentation" style:parent-style-name="Insert_20_Picture-notes">
      <style:graphic-properties draw:fill-color="#ffffff" draw:auto-grow-height="false" fo:min-height="0.101cm" loext:decorative="false"/>
      <style:paragraph-properties style:writing-mode="lr-tb"/>
    </style:style>
    <style:style style:name="pr11" style:family="presentation" style:parent-style-name="Topic_20_Title_20_2-title">
      <style:graphic-properties draw:textarea-vertical-align="top" fo:min-height="0cm" loext:decorative="false"/>
      <style:paragraph-properties style:writing-mode="lr-tb"/>
    </style:style>
    <style:style style:name="pr12" style:family="presentation" style:parent-style-name="Topic_20_Title_20_2-notes">
      <style:graphic-properties draw:fill-color="#ffffff" draw:auto-grow-height="false" fo:min-height="0.101cm" loext:decorative="false"/>
      <style:paragraph-properties style:writing-mode="lr-tb"/>
    </style:style>
    <style:style style:name="pr13" style:family="presentation" style:parent-style-name="Topic_20_Title_20_1-title">
      <style:graphic-properties fo:min-height="0cm" loext:decorative="false"/>
      <style:paragraph-properties style:writing-mode="lr-tb"/>
    </style:style>
    <style:style style:name="pr14" style:family="presentation" style:parent-style-name="Topic_20_Title_20_1-notes">
      <style:graphic-properties draw:fill-color="#ffffff" draw:auto-grow-height="false" fo:min-height="0.101cm" loext:decorative="false"/>
      <style:paragraph-properties style:writing-mode="lr-tb"/>
    </style:style>
    <style:style style:name="pr15" style:family="presentation" style:parent-style-name="Content-outline1">
      <style:graphic-properties fo:min-height="0cm" loext:decorative="false"/>
      <style:paragraph-properties style:writing-mode="lr-tb"/>
    </style:style>
    <style:style style:name="pr16" style:family="presentation" style:parent-style-name="Content-outline1">
      <style:graphic-properties draw:textarea-horizontal-align="center" draw:textarea-vertical-align="middle" fo:min-height="0cm" loext:decorative="false"/>
      <style:paragraph-properties style:writing-mode="lr-tb"/>
    </style:style>
    <style:style style:name="pr17" style:family="presentation" style:parent-style-name="Content-subtitle">
      <style:graphic-properties draw:fill-color="#ffffff" draw:auto-grow-height="false" fo:min-height="0cm" loext:decorative="false"/>
      <style:paragraph-properties style:writing-mode="lr-tb"/>
    </style:style>
    <style:style style:name="pr18" style:family="presentation" style:parent-style-name="Content-notes">
      <style:graphic-properties draw:fill-color="#ffffff" draw:auto-grow-height="true" fo:min-height="14cm" loext:decorative="false"/>
      <style:paragraph-properties style:writing-mode="lr-tb"/>
    </style:style>
    <style:style style:name="pr19" style:family="presentation" style:parent-style-name="Insert_20_Picture_20_1-title">
      <style:graphic-properties fo:min-height="0cm" loext:decorative="false"/>
      <style:paragraph-properties style:writing-mode="lr-tb"/>
    </style:style>
    <style:style style:name="pr20" style:family="presentation" style:parent-style-name="Insert_20_Picture_20_1-outline1">
      <style:graphic-properties fo:min-height="0cm" loext:decorative="false"/>
      <style:paragraph-properties style:writing-mode="lr-tb"/>
    </style:style>
    <style:style style:name="pr21" style:family="presentation" style:parent-style-name="Insert_20_Picture_20_1-notes">
      <style:graphic-properties draw:fill-color="#ffffff" draw:auto-grow-height="false" fo:min-height="0.1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solid" draw:fill-color="#7f59ae"/>
      <style:text-properties fo:color="#ffffff" loext:opacity="100%"/>
    </style:style>
    <style:style style:name="P3" style:family="paragraph">
      <loext:graphic-properties draw:fill="none"/>
      <style:text-properties fo:color="#7f59ae" loext:opacity="100%"/>
    </style:style>
    <style:style style:name="P4" style:family="paragraph">
      <loext:graphic-properties draw:fill="solid" draw:fill-color="#e54b89"/>
      <style:text-properties fo:color="#ffffff" loext:opacity="100%"/>
    </style:style>
    <style:style style:name="P5" style:family="paragraph">
      <loext:graphic-properties draw:fill="solid" draw:fill-color="#f8b622"/>
      <style:text-properties fo:color="#000000" loext:opacity="100%"/>
    </style:style>
    <style:style style:name="P6" style:family="paragraph">
      <loext:graphic-properties draw:fill="none"/>
      <style:text-properties fo:color="#f8b622" loext:opacity="100%"/>
    </style:style>
    <style:style style:name="P7" style:family="paragraph">
      <style:paragraph-properties fo:margin-left="0cm" fo:margin-right="0cm" fo:text-align="start" fo:text-indent="0cm" style:writing-mode="page"/>
      <style:text-properties fo:color="#60c4e4" loext:opacity="100%"/>
    </style:style>
    <style:style style:name="P8" style:family="paragraph">
      <loext:graphic-properties draw:fill-color="#ffffff"/>
      <style:paragraph-properties fo:text-align="end"/>
      <style:text-properties fo:color="#60c4e4" loext:opacity="100%"/>
    </style:style>
    <style:style style:name="P9" style:family="paragraph">
      <style:paragraph-properties fo:text-align="start"/>
      <style:text-properties fo:color="#e54b89" loext:opacity="100%"/>
    </style:style>
    <style:style style:name="P10" style:family="paragraph">
      <loext:graphic-properties draw:fill-color="#ffffff"/>
      <style:paragraph-properties fo:text-align="start"/>
      <style:text-properties fo:color="#e54b89" loext:opacity="100%"/>
    </style:style>
    <style:style style:name="P11" style:family="paragraph">
      <style:paragraph-properties fo:text-align="end"/>
      <style:text-properties fo:color="#f8b622" loext:opacity="100%"/>
    </style:style>
    <style:style style:name="P12" style:family="paragraph">
      <loext:graphic-properties draw:fill-color="#ffffff"/>
      <style:paragraph-properties fo:text-align="end"/>
      <style:text-properties fo:color="#f8b622" loext:opacity="100%"/>
    </style:style>
    <style:style style:name="P13" style:family="paragraph">
      <loext:graphic-properties draw:fill="bitmap" draw:fill-image-name="Bitmap_20_9" style:repeat="stretch"/>
    </style:style>
    <style:style style:name="P14" style:family="paragraph">
      <style:text-properties fo:background-color="transparent"/>
    </style:style>
    <style:style style:name="P15" style:family="paragraph">
      <style:paragraph-properties fo:text-align="start"/>
      <style:text-properties fo:color="#729fcf" loext:opacity="100%" fo:font-size="12pt" fo:background-color="transparent" style:font-size-asian="12pt" style:font-size-complex="12pt"/>
    </style:style>
    <style:style style:name="P16" style:family="paragraph">
      <style:paragraph-properties fo:text-align="start"/>
      <style:text-properties fo:color="#729fcf" loext:opacity="100%" fo:font-size="12pt" fo:background-color="transparent" style:font-size-asian="12pt" style:font-size-complex="12pt"/>
    </style:style>
    <style:style style:name="P17" style:family="paragraph">
      <style:paragraph-properties fo:text-align="start"/>
    </style:style>
    <style:style style:name="P18" style:family="paragraph">
      <style:text-properties fo:font-size="14pt"/>
    </style:style>
    <style:style style:name="P19" style:family="paragraph">
      <loext:graphic-properties draw:fill="solid" draw:fill-color="#f8b622"/>
      <style:text-properties fo:color="#000000" loext:opacity="100%" fo:font-size="14pt"/>
    </style:style>
    <style:style style:name="P20" style:family="paragraph">
      <loext:graphic-properties draw:fill="solid" draw:fill-color="#ffffff"/>
      <style:text-properties fo:color="#f8b622" loext:opacity="100%"/>
    </style:style>
    <style:style style:name="P21" style:family="paragraph">
      <loext:graphic-properties draw:fill="solid" draw:fill-color="#ffffff"/>
    </style:style>
    <style:style style:name="P22" style:family="paragraph">
      <loext:graphic-properties draw:fill="solid" draw:fill-color="#ffffff"/>
      <style:text-properties fo:color="#7f59ae" loext:opacity="100%"/>
    </style:style>
    <style:style style:name="P23" style:family="paragraph">
      <loext:graphic-properties draw:fill="solid" draw:fill-color="#7f59ae" draw:opacity="50%"/>
      <style:text-properties fo:color="#ffffff" loext:opacity="100%"/>
    </style:style>
    <style:style style:name="P24" style:family="paragraph">
      <loext:graphic-properties draw:fill="solid" draw:fill-color="#ffffff" draw:opacity="50%"/>
      <style:text-properties fo:color="#ffffff" loext:opacity="100%"/>
    </style:style>
    <style:style style:name="P25" style:family="paragraph">
      <loext:graphic-properties draw:fill="solid" draw:fill-color="#f8b622" draw:opacity="50%"/>
      <style:text-properties fo:color="#000000" loext:opacity="100%"/>
    </style:style>
    <style:style style:name="P26" style:family="paragraph">
      <style:paragraph-properties fo:margin-left="0cm" fo:margin-right="0cm" fo:margin-top="0.499cm" fo:margin-bottom="0cm" fo:text-align="end" fo:text-indent="0cm" style:writing-mode="page"/>
    </style:style>
    <style:style style:name="P27" style:family="paragraph">
      <style:paragraph-properties fo:text-align="center"/>
    </style:style>
    <style:style style:name="P28" style:family="paragraph">
      <style:text-properties fo:font-size="24pt"/>
    </style:style>
    <style:style style:name="P29" style:family="paragraph">
      <loext:graphic-properties draw:fill-color="#ffffff"/>
      <style:paragraph-properties fo:text-align="end"/>
      <style:text-properties fo:font-size="24pt"/>
    </style:style>
    <style:style style:name="P30" style:family="paragraph">
      <style:paragraph-properties fo:text-align="start"/>
      <style:text-properties fo:color="#f8b622" loext:opacity="100%" fo:font-size="24pt"/>
    </style:style>
    <style:style style:name="P31" style:family="paragraph">
      <loext:graphic-properties draw:fill-color="#ffffff"/>
      <style:paragraph-properties fo:text-align="start"/>
      <style:text-properties fo:color="#f8b622" loext:opacity="100%" fo:font-size="24pt"/>
    </style:style>
    <style:style style:name="P32" style:family="paragraph">
      <loext:graphic-properties draw:fill="bitmap" draw:fill-image-name="Bitmap_20_10" style:repeat="stretch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color="#60c4e4" loext:opacity="100%"/>
    </style:style>
    <style:style style:name="T3" style:family="text">
      <style:text-properties fo:background-color="transparent"/>
    </style:style>
    <style:style style:name="T4" style:family="text">
      <style:text-properties fo:color="#729fcf" loext:opacity="100%" fo:font-size="18pt" fo:background-color="transparent" style:font-size-asian="18pt" style:font-size-complex="18pt"/>
    </style:style>
    <style:style style:name="T5" style:family="text">
      <style:text-properties fo:color="#729fcf" loext:opacity="100%" fo:font-size="16pt" fo:background-color="transparent" style:font-size-asian="16pt" style:font-size-complex="16pt"/>
    </style:style>
    <style:style style:name="T6" style:family="text">
      <style:text-properties fo:color="#729fcf" loext:opacity="100%" fo:font-size="12pt" fo:background-color="transparent" style:font-size-asian="12pt" style:font-size-complex="12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color="#ffff6d" loext:opacity="100%" fo:font-size="44pt" fo:font-weight="bold" style:font-size-asian="44pt" style:font-weight-asian="bold" style:font-size-complex="44pt" style:font-weight-complex="bold"/>
    </style:style>
    <style:style style:name="T9" style:family="text">
      <style:text-properties fo:color="#7f59ae" loext:opacity="100%" fo:font-size="44pt" fo:font-weight="bold" style:font-size-asian="44pt" style:font-weight-asian="bold" style:font-size-complex="44pt" style:font-weight-complex="bold"/>
    </style:style>
    <style:style style:name="T10" style:family="text">
      <style:text-properties fo:background-color="#60c4e4"/>
    </style:style>
    <style:style style:name="T11" style:family="text">
      <style:text-properties fo:font-size="116.199996948242pt" style:font-size-asian="116.199996948242pt" style:font-size-complex="116.19999694824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7f59a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7f59a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f59a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7f59a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f59a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f59a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f59a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f59a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f59a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7f59a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fo:color="#fe713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e713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e713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e713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e713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e713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e713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e713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e713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e7130" fo:font-size="45%"/>
      </text:list-level-style-bullet>
    </text:list-style>
  </office:automatic-styles>
  <office:body>
    <office:presentation>
      <draw:page draw:name="page1" draw:style-name="dp1" draw:master-page-name="Candy" presentation:presentation-page-layout-name="AL1T0">
        <draw:frame presentation:style-name="pr1" draw:layer="layout" svg:width="23.5cm" svg:height="3.218cm" svg:x="2.25cm" svg:y="2.5cm" presentation:class="title" presentation:user-transformed="true">
          <draw:text-box>
            <text:p>Pygame 🐍</text:p>
          </draw:text-box>
        </draw:frame>
        <draw:frame presentation:style-name="pr2" draw:text-style-name="P1" draw:layer="layout" svg:width="23.5cm" svg:height="2.2cm" draw:transform="skewX (-3.60100513520534E-017) rotate (0.281521608346685) translate (2.623cm 8.097cm)" presentation:class="subtitle" presentation:user-transformed="true">
          <draw:text-box>
            <text:p>Creazioni di giochi divertendosi!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Table_20_of_20_Content" presentation:presentation-page-layout-name="AL2T19">
        <draw:g draw:style-name="gr2">
          <draw:custom-shape draw:style-name="gr3" draw:text-style-name="P2" draw:layer="layout" svg:width="1.365cm" svg:height="1.365cm" svg:x="11.335cm" svg:y="1.72cm">
            <text:p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21.886cm" svg:y1="3.02cm" svg:x2="12cm" svg:y2="3.02cm">
            <text:p/>
          </draw:line>
        </draw:g>
        <draw:g draw:style-name="gr2">
          <draw:custom-shape draw:style-name="gr5" draw:layer="layout" svg:width="1.365cm" svg:height="1.365cm" svg:x="18.5cm" svg:y="4.6cm">
            <text:p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layer="layout" svg:x1="9.144cm" svg:y1="5.9cm" svg:x2="19.036cm" svg:y2="5.9cm">
            <text:p/>
          </draw:line>
        </draw:g>
        <draw:g draw:style-name="gr2">
          <draw:custom-shape draw:style-name="gr7" draw:text-style-name="P4" draw:layer="layout" svg:width="1.365cm" svg:height="1.365cm" svg:x="11.335cm" svg:y="7.33cm">
            <text:p><text:span text:style-name="T1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layer="layout" svg:x1="21.886cm" svg:y1="8.63cm" svg:x2="12cm" svg:y2="8.63cm">
            <text:p/>
          </draw:line>
        </draw:g>
        <draw:g draw:style-name="gr2">
          <draw:custom-shape draw:style-name="gr9" draw:text-style-name="P5" draw:layer="layout" svg:width="1.365cm" svg:height="1.365cm" svg:x="18.5cm" svg:y="10.2cm">
            <text:p><text:span text:style-name="T1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6" draw:layer="layout" svg:x1="9.144cm" svg:y1="11.5cm" svg:x2="19.036cm" svg:y2="11.5cm">
            <text:p/>
          </draw:line>
        </draw:g>
        <draw:g draw:style-name="gr2">
          <draw:custom-shape draw:style-name="gr3" draw:text-style-name="P2" draw:layer="layout" svg:width="1.365cm" svg:height="1.365cm" svg:x="11.335cm" svg:y="12.66cm">
            <text:p><text:span text:style-name="T1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21.886cm" svg:y1="13.96cm" svg:x2="12cm" svg:y2="13.96cm">
            <text:p/>
          </draw:line>
        </draw:g>
        <draw:frame presentation:style-name="pr4" draw:text-style-name="P1" draw:layer="layout" svg:width="8.7cm" svg:height="1.3cm" svg:x="13cm" svg:y="1.72cm" presentation:class="subtitle" presentation:user-transformed="true">
          <draw:text-box>
            <text:p>Introduzione</text:p>
          </draw:text-box>
        </draw:frame>
        <draw:frame presentation:style-name="pr5" draw:text-style-name="P8" draw:layer="layout" svg:width="8.7cm" svg:height="1.3cm" svg:x="9.4cm" svg:y="4.6cm" presentation:class="subtitle" presentation:user-transformed="true">
          <draw:text-box>
            <text:p text:style-name="P7"><text:span text:style-name="T2">Cosa è Pygame</text:span></text:p>
          </draw:text-box>
        </draw:frame>
        <draw:frame presentation:style-name="pr5" draw:text-style-name="P10" draw:layer="layout" svg:width="8.7cm" svg:height="1.3cm" svg:x="13cm" svg:y="7.33cm" presentation:class="subtitle" presentation:user-transformed="true">
          <draw:text-box>
            <text:p text:style-name="P9">Creiamo le basi...</text:p>
          </draw:text-box>
        </draw:frame>
        <draw:frame presentation:style-name="pr5" draw:text-style-name="P12" draw:layer="layout" svg:width="8.7cm" svg:height="1.3cm" svg:x="9.4cm" svg:y="10.2cm" presentation:class="subtitle" presentation:user-transformed="true">
          <draw:text-box>
            <text:p text:style-name="P11">Sprites e altre reference</text:p>
          </draw:text-box>
        </draw:frame>
        <draw:frame presentation:style-name="pr4" draw:text-style-name="P1" draw:layer="layout" svg:width="8.7cm" svg:height="1.3cm" svg:x="13cm" svg:y="12.66cm" presentation:class="subtitle" presentation:user-transformed="true">
          <draw:text-box>
            <text:p>Chuck si gioca!</text:p>
          </draw:text-box>
        </draw:frame>
        <draw:frame presentation:style-name="pr6" draw:layer="layout" svg:width="13.75cm" svg:height="3.125cm" draw:transform="rotate (-1.5707963267949) translate (26.69cm 1cm)" presentation:class="title" presentation:user-transformed="true">
          <draw:text-box>
            <text:p>Python CT - Pygame 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ert_20_Picture" presentation:presentation-page-layout-name="AL3T1">
        <draw:path draw:style-name="gr11" draw:text-style-name="P13" draw:layer="layout" svg:width="11.55cm" svg:height="11.55cm" svg:x="14.35cm" svg:y="2.15cm" svg:viewBox="0 0 11551 11551" svg:d="M0 0c3850 0 7701 0 11551 0 0 3851 0 7700 0 11551-3850 0-7701 0-11551 0 0-3851 0-7700 0-11551z">
          <text:p/>
        </draw:path>
        <draw:frame presentation:style-name="pr8" draw:text-style-name="P14" draw:layer="layout" svg:width="11.6cm" svg:height="2.629cm" svg:x="1.4cm" svg:y="1.3cm" presentation:class="title" presentation:user-transformed="true">
          <draw:text-box>
            <text:p text:style-name="P14"><text:span text:style-name="T3">Introduzione...</text:span></text:p>
          </draw:text-box>
        </draw:frame>
        <draw:frame presentation:style-name="pr9" draw:text-style-name="P16" draw:layer="layout" svg:width="11.6cm" svg:height="10.2cm" svg:x="1.4cm" svg:y="4.3cm" presentation:class="outline" presentation:user-transformed="true">
          <draw:text-box>
            <text:list text:style-name="L3">
              <text:list-item>
                <text:p text:style-name="P15"><text:span text:style-name="T4">Sono un semplice perito informatico con </text:span><text:span text:style-name="T4">una passione per la programmazione e </text:span><text:span text:style-name="T4">della semplicità.</text:span></text:p>
              </text:list-item>
              <text:list-item>
                <text:p text:style-name="P15"><text:span text:style-name="T4">Profilo Linkeding <text:s/></text:span><text:span text:style-name="T5">https://www.linkedin.com/in/paololobello</text:span></text:p>
              </text:list-item>
              <text:list-item>
                <text:p text:style-name="P15"><text:span text:style-name="T4">Idee pazze del mio blog</text:span><text:span text:style-name="T4"><text:line-break/></text:span><text:span text:style-name="T4">paololobello.altervista.org</text:span></text:p>
              </text:list-item>
              <text:list-item>
                <text:p text:style-name="P15"><text:span text:style-name="T4">Dono una parte della CPU/GPU</text:span><text:span text:style-name="T4"><text:line-break/></text:span><text:span text:style-name="T4">al progetto BOINC per la pura ricerca della </text:span><text:span text:style-name="T4">conoscenza!</text:span></text:p>
                <text:p text:style-name="P15"><text:span text:style-name="T6"/></text:p>
              </text:list-item>
            </text:list>
          </draw:text-box>
        </draw:frame>
        <presentation:notes draw:style-name="dp1">
          <draw:page-thumbnail draw:style-name="gr1" draw:layer="layout" svg:width="17cm" svg:height="9.56cm" svg:x="2cm" svg:y="2.5cm" draw:page-number="3" presentation:class="page"/>
          <draw:frame presentation:style-name="pr10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Topic_20_Title_20_2" presentation:presentation-page-layout-name="AL2T19">
        <draw:frame presentation:style-name="pr11" draw:text-style-name="P17" draw:layer="layout" svg:width="12cm" svg:height="2cm" svg:x="3cm" svg:y="1.4cm" presentation:class="title" presentation:user-transformed="true">
          <draw:text-box>
            <text:p text:style-name="P17"><text:span text:style-name="T7">Cosa è pygame?</text:span></text:p>
          </draw:text-box>
        </draw:frame>
        <draw:g draw:style-name="gr2">
          <draw:custom-shape draw:style-name="gr12" draw:layer="layout" svg:width="1.91cm" svg:height="2.7cm" svg:x="16.09cm" svg:y="0.9cm">
            <text:p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layer="layout" svg:x1="3cm" svg:y1="3.471cm" svg:x2="16.84cm" svg:y2="3.471cm">
            <text:p/>
          </draw:line>
        </draw:g>
        <presentation:notes draw:style-name="dp1">
          <draw:page-thumbnail draw:style-name="gr1" draw:layer="layout" svg:width="17cm" svg:height="9.56cm" svg:x="2cm" svg:y="2.5cm" draw:page-number="4" presentation:class="page"/>
          <draw:frame presentation:style-name="pr1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Topic_20_Title_20_1" presentation:presentation-page-layout-name="AL2T19">
        <draw:custom-shape draw:style-name="gr3" draw:text-style-name="P2" draw:layer="layout" svg:width="3.111cm" svg:height="3.111cm" svg:x="9.8cm" svg:y="5cm">
          <text:p><text:span text:style-name="T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3" draw:layer="layout" svg:width="14cm" svg:height="14.15cm" svg:x="13cm" svg:y="0.85cm" presentation:class="title" presentation:user-transformed="true">
          <draw:text-box>
            <text:p>Pygame e la sua famiglia di sviluppatori<text:line-break/><text:line-break/><text:line-break/><text:line-break/><text:line-break/>1) pygame.org/tags/all<text:line-break/><text:line-break/></text:p>
          </draw:text-box>
        </draw:frame>
        <draw:custom-shape draw:style-name="gr13" draw:text-style-name="P19" draw:layer="layout" svg:width="3.111cm" svg:height="3.111cm" svg:x="1.25cm" svg:y="1.3cm">
          <text:p text:style-name="P18"><text:span text:style-name="T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Topic_20_Title_20_1" presentation:presentation-page-layout-name="AL2T19">
        <draw:custom-shape draw:style-name="gr14" draw:text-style-name="P2" draw:layer="layout" svg:width="3.111cm" svg:height="3.111cm" svg:x="9.8cm" svg:y="5cm">
          <text:p><text:span text:style-name="T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3" draw:layer="layout" svg:width="14cm" svg:height="14.15cm" svg:x="13cm" svg:y="0.85cm" presentation:class="title" presentation:user-transformed="true">
          <draw:text-box>
            <text:p>Pygame e la sua famiglia di sviluppatori<text:line-break/><text:line-break/><text:line-break/><text:line-break/><text:line-break/>1) pygame.org/tags/all<text:line-break/><text:line-break/></text:p>
          </draw:text-box>
        </draw:frame>
        <presentation:notes draw:style-name="dp1">
          <draw:page-thumbnail draw:style-name="gr1" draw:layer="layout" svg:width="17cm" svg:height="9.56cm" svg:x="2cm" svg:y="2.5cm" draw:page-number="6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Content" presentation:presentation-page-layout-name="AL4T33">
        <draw:path draw:style-name="gr15" draw:text-style-name="P5" draw:layer="layout" svg:width="4.883cm" svg:height="2.44cm" svg:x="17.723cm" svg:y="5.434cm" svg:viewBox="0 0 4884 2441" svg:d="M0 0c0 814 0 1627 0 2441 243 0 487 0 730 0 0-571 0-1141 0-1712 1142 0 2283 0 3425 0 0 571 0 1141 0 1712 243 0 486 0 729 0 0-814 0-1627 0-2441-1628 0-3256 0-4884 0z">
          <text:p/>
        </draw:path>
        <draw:g draw:style-name="gr2">
          <draw:line draw:style-name="gr16" draw:text-style-name="P20" draw:layer="layout" svg:x1="20.23cm" svg:y1="5.434cm" svg:x2="20.23cm" svg:y2="4.206cm">
            <text:p/>
          </draw:line>
          <draw:custom-shape draw:style-name="gr17" draw:text-style-name="P5" draw:layer="layout" svg:width="0.5cm" svg:height="0.5cm" svg:x="19.98cm" svg:y="3.9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20" draw:layer="layout" svg:width="0.75cm" svg:height="0.75cm" svg:x="19.855cm" svg:y="5.4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19" draw:text-style-name="P4" draw:layer="layout" svg:width="4.883cm" svg:height="2.972cm" svg:x="13.57cm" svg:y="7.344cm" svg:viewBox="0 0 4884 2973" svg:d="M0 531c0 814 0 1628 0 2442 1628 0 3256 0 4884 0 0-814 0-1628 0-2442-121-177-242-354-363-531-122 177-245 354-367 531 0 571 0 1142 0 1713-1141 0-2283 0-3424 0 0-571 0-1142 0-1713-243 0-487 0-730 0z">
          <text:p/>
        </draw:path>
        <draw:g draw:style-name="gr2">
          <draw:line draw:style-name="gr20" draw:text-style-name="P21" draw:layer="layout" svg:x1="16cm" svg:y1="10.31cm" svg:x2="16cm" svg:y2="11.54cm">
            <text:p/>
          </draw:line>
          <draw:custom-shape draw:style-name="gr21" draw:text-style-name="P4" draw:layer="layout" svg:width="0.5cm" svg:height="0.5cm" svg:x="15.75cm" svg:y="11.2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21" draw:layer="layout" svg:width="0.75cm" svg:height="0.75cm" svg:x="15.625cm" svg:y="9.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23" draw:layer="layout" svg:width="4.883cm" svg:height="2.92cm" svg:x="9.416cm" svg:y="5.434cm" svg:viewBox="0 0 4884 2921" svg:d="M0 0c0 814 0 1627 0 2441 243 0 486 0 729 0 0-571 0-1141 0-1712 1142 0 2283 0 3425 0 0 571 0 1141 0 1712 118 160 237 320 355 480 125-160 250-320 375-480 0-814 0-1627 0-2441-1628 0-3256 0-4884 0z">
          <text:p/>
        </draw:path>
        <draw:g draw:style-name="gr2">
          <draw:line draw:style-name="gr24" draw:text-style-name="P21" draw:layer="layout" svg:x1="11.9cm" svg:y1="5.434cm" svg:x2="11.9cm" svg:y2="4.206cm">
            <text:p/>
          </draw:line>
          <draw:custom-shape draw:style-name="gr25" draw:layer="layout" svg:width="0.5cm" svg:height="0.5cm" svg:x="11.65cm" svg:y="3.9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1" draw:layer="layout" svg:width="0.75cm" svg:height="0.75cm" svg:x="11.525cm" svg:y="5.4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27" draw:text-style-name="P2" draw:layer="layout" svg:width="4.882cm" svg:height="2.888cm" svg:x="5.262cm" svg:y="7.428cm" svg:viewBox="0 0 4883 2889" svg:d="M0 447c0 814 0 1628 0 2442 1628 0 3255 0 4883 0 0-814 0-1628 0-2442-122-149-244-298-366-447-121 149-242 298-363 447 0 571 0 1142 0 1713-1142 0-2283 0-3425 0 0-571 0-1142 0-1713-243 0-486 0-729 0z">
          <text:p/>
        </draw:path>
        <draw:g draw:style-name="gr2">
          <draw:line draw:style-name="gr28" draw:text-style-name="P22" draw:layer="layout" svg:x1="7.7cm" svg:y1="10.31cm" svg:x2="7.7cm" svg:y2="11.54cm">
            <text:p/>
          </draw:line>
          <draw:custom-shape draw:style-name="gr29" draw:text-style-name="P2" draw:layer="layout" svg:width="0.5cm" svg:height="0.5cm" svg:x="7.45cm" svg:y="11.2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2" draw:layer="layout" svg:width="0.75cm" svg:height="0.75cm" svg:x="7.325cm" svg:y="9.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">
          <draw:custom-shape draw:style-name="gr31" draw:text-style-name="P22" draw:layer="layout" svg:width="1cm" svg:height="1cm" svg:x="5.12cm" svg:y="7.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23" draw:layer="layout" svg:width="1cm" svg:height="1cm" svg:x="5.12cm" svg:y="7.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24" draw:layer="layout" svg:width="0.6cm" svg:height="0.6cm" svg:x="5.32cm" svg:y="7.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">
          <draw:custom-shape draw:style-name="gr34" draw:text-style-name="P20" draw:layer="layout" svg:width="1cm" svg:height="1cm" svg:x="21.75cm" svg:y="7.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25" draw:layer="layout" svg:width="1cm" svg:height="1cm" svg:x="21.75cm" svg:y="7.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24" draw:layer="layout" svg:width="0.6cm" svg:height="0.6cm" svg:x="21.95cm" svg:y="7.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presentation:style-name="pr15" draw:layer="layout" svg:width="5.5cm" svg:height="3.457cm" svg:x="4.9cm" svg:y="11.7cm" presentation:class="outline" presentation:user-transformed="true">
          <draw:text-box>
            <text:list text:style-name="L4">
              <text:list-item>
                <text:p text:style-name="P26">Tela bianca</text:p>
              </text:list-item>
            </text:list>
          </draw:text-box>
        </draw:frame>
        <draw:frame presentation:style-name="pr15" draw:layer="layout" svg:width="5.5cm" svg:height="3.457cm" svg:x="13.1cm" svg:y="11.7cm" presentation:class="outline" presentation:user-transformed="true">
          <draw:text-box>
            <text:list text:style-name="L4">
              <text:list-item>
                <text:p>Logica del gioco</text:p>
              </text:list-item>
            </text:list>
          </draw:text-box>
        </draw:frame>
        <draw:frame presentation:style-name="pr16" draw:layer="layout" svg:width="7.4cm" svg:height="3.457cm" svg:x="7cm" svg:y="0.7cm" presentation:class="outline" presentation:user-transformed="true">
          <draw:text-box>
            <text:list text:style-name="L4">
              <text:list-item>
                <text:p text:style-name="P27">Interazione I/O</text:p>
              </text:list-item>
            </text:list>
          </draw:text-box>
        </draw:frame>
        <draw:frame presentation:style-name="pr15" draw:layer="layout" svg:width="8cm" svg:height="3.457cm" svg:x="17.5cm" svg:y="0.7cm" presentation:class="outline" presentation:user-transformed="true">
          <draw:text-box>
            <text:p>If not ok:</text:p>
            <text:p><text:s text:c="4"/>JMP <text:span text:style-name="T10">@Interazione</text:span></text:p>
            <text:p/>
          </draw:text-box>
        </draw:frame>
        <draw:frame presentation:style-name="pr17" draw:text-style-name="P29" draw:layer="layout" svg:width="4cm" svg:height="3cm" svg:x="0.9cm" svg:y="6.3cm" presentation:class="subtitle" presentation:user-transformed="true">
          <draw:text-box>
            <text:p text:style-name="P28">Init</text:p>
            <text:p text:style-name="P28">Variabili</text:p>
          </draw:text-box>
        </draw:frame>
        <draw:frame presentation:style-name="pr17" draw:text-style-name="P31" draw:layer="layout" svg:width="4cm" svg:height="3cm" svg:x="23cm" svg:y="6.3cm" presentation:class="subtitle" presentation:user-transformed="true">
          <draw:text-box>
            <text:p text:style-name="P30">Gioca</text:p>
          </draw:text-box>
        </draw:frame>
        <presentation:notes draw:style-name="dp1">
          <draw:page-thumbnail draw:style-name="gr1" draw:layer="layout" svg:width="17cm" svg:height="9.56cm" svg:x="2cm" svg:y="2.5cm" draw:page-number="7" presentation:class="page"/>
          <draw:frame presentation:style-name="pr1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ert_20_Picture_20_1" presentation:presentation-page-layout-name="AL3T1">
        <draw:polygon draw:style-name="gr36" draw:text-style-name="P32" draw:layer="layout" svg:width="11.5cm" svg:height="11.5cm" svg:x="1.35cm" svg:y="2.15cm" svg:viewBox="0 0 11501 11501" draw:points="0,0 11501,0 11501,11501 0,11501">
          <text:p/>
        </draw:polygon>
        <draw:frame presentation:style-name="pr19" draw:layer="layout" svg:width="12cm" svg:height="2.629cm" svg:x="14.5cm" svg:y="1.3cm" presentation:class="title" presentation:user-transformed="true">
          <draw:text-box>
            <text:p>Domande e riflessioni</text:p>
          </draw:text-box>
        </draw:frame>
        <draw:frame presentation:style-name="pr20" draw:layer="layout" svg:width="12cm" svg:height="10.2cm" svg:x="14.5cm" svg:y="4.3cm" presentation:class="outline">
          <draw:text-box>
            <text:p><text:span text:style-name="T11"><text:line-break/></text:span><text:span text:style-name="T11">Fine...</text:span></text:p>
          </draw:text-box>
        </draw:frame>
        <presentation:notes draw:style-name="dp1">
          <draw:page-thumbnail draw:style-name="gr1" draw:layer="layout" svg:width="17cm" svg:height="9.56cm" svg:x="2cm" svg:y="2.5cm" draw:page-number="8" presentation:class="page"/>
          <draw:frame presentation:style-name="pr21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0" draw:display-name="Bitmap 10" xlink:href="Pictures/10000000000004A8000004A8B2F607A1.png" xlink:type="simple" xlink:show="embed" xlink:actuate="onLoad"/>
    <draw:fill-image draw:name="Bitmap_20_11" draw:display-name="Bitmap 11" xlink:href="Pictures/100000000000078000000438F7F559D0.png" xlink:type="simple" xlink:show="embed" xlink:actuate="onLoad"/>
    <draw:fill-image draw:name="Bitmap_20_9" draw:display-name="Bitmap 9" xlink:href="Pictures/100000000000050000000500B1A006B5.png" xlink:type="simple" xlink:show="embed" xlink:actuate="onLoad"/>
    <draw:marker draw:name="Arrow" svg:viewBox="0 0 20 30" svg:d="M10 0l-10 30h20z"/>
    <style:default-style style:family="graphic">
      <style:graphic-properties svg:stroke-color="#7f59ae" draw:fill-color="#60c4e4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" fo:font-size="24pt" fo:language="it" fo:country="IT" style:font-name-asian="Noto Sans CJK SC1" style:font-size-asian="24pt" style:language-asian="zh" style:country-asian="CN" style:font-name-complex="Noto Sans Devanagari" style:font-size-complex="24pt" style:language-complex="hi" style:country-complex="IN"/>
    </style:default-style>
    <style:style style:name="standard" style:family="graphic">
      <style:graphic-properties draw:stroke="solid" svg:stroke-width="0cm" svg:stroke-color="#7f59ae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style:writing-mode="pag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page"/>
      <style:text-properties fo:font-variant="normal" fo:text-transform="none" fo:color="#7f59ae" loext:opacity="10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Lines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7f59ae" draw:fill="solid" draw:fill-color="#60c4e4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60c4e4"/>
      <style:text-properties fo:font-size="18pt"/>
    </style:style>
    <style:style style:name="Shapes" style:family="graphic" style:parent-style-name="Graphic">
      <style:graphic-properties draw:stroke="none" draw:fill="gradient" draw:fill-gradient-name="Shapes" draw:textarea-horizontal-align="center" draw:textarea-vertical-align="middle" draw:auto-grow-height="false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="solid" draw:fill-color="#7f59a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="solid" draw:fill-color="#e54b89"/>
      <style:text-properties fo:color="#ffffff" loext:opacity="100%"/>
    </style:style>
    <style:style style:name="Filled_20_Yellow" style:display-name="Filled Yellow" style:family="graphic" style:parent-style-name="Filled">
      <style:graphic-properties draw:fill="solid" draw:fill-color="#f8b622"/>
      <style:text-properties fo:color="#000000" loext:opacity="100%"/>
    </style:style>
    <style:style style:name="Outlined" style:family="graphic" style:parent-style-name="Shapes">
      <style:graphic-properties draw:stroke="solid" svg:stroke-width="0.08cm" svg:stroke-color="#000000" svg:stroke-linecap="round" draw:fill="none"/>
    </style:style>
    <style:style style:name="Outlined_20_Blue" style:display-name="Outlined Blue" style:family="graphic" style:parent-style-name="Outlined">
      <style:graphic-properties svg:stroke-color="#7f59ae"/>
      <style:text-properties fo:color="#7f59ae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e54b89"/>
      <style:text-properties fo:color="#e54b89" loext:opacity="100%"/>
    </style:style>
    <style:style style:name="Outlined_20_Yellow" style:display-name="Outlined Yellow" style:family="graphic" style:parent-style-name="Outlined">
      <style:graphic-properties draw:stroke="solid" svg:stroke-color="#f8b622"/>
      <style:text-properties fo:color="#f8b622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Filled_20_Blue_20_Cyan" style:display-name="Filled Blue Cyan" style:family="graphic" style:parent-style-name="Filled">
      <style:text-properties fo:color="#ffffff" loext:opacity="100%"/>
    </style:style>
    <style:style style:name="Filled_20_Cyan" style:display-name="Filled Cyan" style:family="graphic" style:parent-style-name="Filled">
      <style:graphic-properties draw:fill="solid" draw:fill-color="#60c4e4"/>
      <style:text-properties fo:color="#ffffff" loext:opacity="100%"/>
    </style:style>
    <style:style style:name="Filled_20_Cyan_20_Red" style:display-name="Filled Cyan Red" style:family="graphic" style:parent-style-name="Filled">
      <style:text-properties fo:color="#ffffff" loext:opacity="100%"/>
    </style:style>
    <style:style style:name="Filled_20_Light_20_Blue" style:display-name="Filled Light Blue" style:family="graphic" style:parent-style-name="Filled">
      <style:graphic-properties draw:fill="solid" draw:fill-color="#ab93ca"/>
      <style:text-properties fo:color="#ffffff" loext:opacity="100%"/>
    </style:style>
    <style:style style:name="Filled_20_Light_20_Cyan" style:display-name="Filled Light Cyan" style:family="graphic" style:parent-style-name="Filled">
      <style:graphic-properties draw:fill="solid" draw:fill-color="#a9dff1"/>
      <style:text-properties fo:color="#ffffff" loext:opacity="100%"/>
    </style:style>
    <style:style style:name="Filled_20_Light_20_Red" style:display-name="Filled Light Red" style:family="graphic" style:parent-style-name="Filled">
      <style:graphic-properties draw:fill="solid" draw:fill-color="#ed85ad"/>
      <style:text-properties fo:color="#000000" loext:opacity="100%"/>
    </style:style>
    <style:style style:name="Filled_20_Light_20_Yellow" style:display-name="Filled Light Yellow" style:family="graphic" style:parent-style-name="Filled">
      <style:graphic-properties draw:fill="solid" draw:fill-color="#fcdd99"/>
      <style:text-properties fo:color="#000000" loext:opacity="100%"/>
    </style:style>
    <style:style style:name="Filled_20_Orange" style:display-name="Filled Orange" style:family="graphic" style:parent-style-name="Filled">
      <style:graphic-properties draw:fill="solid" draw:fill-color="#fe7130"/>
      <style:text-properties fo:color="#ffffff" loext:opacity="100%"/>
    </style:style>
    <style:style style:name="Filled_20_Orange_20_Yellow" style:display-name="Filled Orange Yellow" style:family="graphic" style:parent-style-name="Filled">
      <style:text-properties fo:color="#ffffff" loext:opacity="100%"/>
    </style:style>
    <style:style style:name="Filled_20_Red_20_Orange" style:display-name="Filled Red Orange" style:family="graphic" style:parent-style-name="Filled">
      <style:text-properties fo:color="#ffffff" loext:opacity="100%"/>
    </style:style>
    <style:style style:name="Filled_20_White" style:display-name="Filled White" style:family="graphic" style:parent-style-name="Filled">
      <style:graphic-properties draw:fill="solid" draw:fill-color="#ffffff"/>
      <style:text-properties fo:color="#7f59ae" loext:opacity="100%"/>
    </style:style>
    <style:style style:name="Outlined_20_Cyan" style:display-name="Outlined Cyan" style:family="graphic" style:parent-style-name="Outlined">
      <style:graphic-properties svg:stroke-color="#60c4e4"/>
      <style:text-properties fo:color="#60c4e4" loext:opacity="100%"/>
    </style:style>
    <style:style style:name="Outlined_20_Orange" style:display-name="Outlined Orange" style:family="graphic" style:parent-style-name="Outlined">
      <style:graphic-properties svg:stroke-color="#fe7130"/>
      <style:text-properties fo:color="#fe7130" loext:opacity="100%"/>
    </style:style>
    <style:style style:name="Outlined_20_White" style:display-name="Outlined White" style:family="graphic" style:parent-style-name="Outlined">
      <style:graphic-properties svg:stroke-color="#ffffff"/>
      <style:text-properties fo:color="#ffffff" loext:opacity="100%"/>
    </style:style>
    <style:style style:name="Text_20_Blue" style:display-name="Text Blue" style:family="graphic" style:parent-style-name="Text_20_A4">
      <style:text-properties fo:color="#7f59ae" loext:opacity="100%"/>
    </style:style>
    <style:style style:name="Text_20_Cyan" style:display-name="Text Cyan" style:family="graphic" style:parent-style-name="Text_20_A4">
      <style:text-properties fo:color="#60c4e4" loext:opacity="100%"/>
    </style:style>
    <style:style style:name="Text_20_Orange" style:display-name="Text Orange" style:family="graphic" style:parent-style-name="Text_20_A4">
      <style:text-properties fo:color="#fe7130" loext:opacity="100%"/>
    </style:style>
    <style:style style:name="Text_20_Red" style:display-name="Text Red" style:family="graphic" style:parent-style-name="Text_20_A4">
      <style:text-properties fo:color="#e54b89" loext:opacity="100%"/>
    </style:style>
    <style:style style:name="Text_20_Yellow" style:display-name="Text Yellow" style:family="graphic" style:parent-style-name="Text_20_A4">
      <style:text-properties fo:color="#f8b622" loext:opacity="100%"/>
    </style:style>
    <style:style style:name="Candy-background" style:family="presentation">
      <style:graphic-properties draw:stroke="none" draw:fill="none"/>
      <style:text-properties style:letter-kerning="true"/>
    </style:style>
    <style:style style:name="Candy-backgroundobjects" style:family="presentation">
      <style:graphic-properties draw:stroke="none" draw:fill="none" draw:fill-color="#729fcf" draw:textarea-horizontal-align="justify" draw:shadow="hidden" draw:shadow-offset-x="0.2cm" draw:shadow-offset-y="0.2cm" draw:shadow-color="#808080"/>
      <style:text-properties style:letter-kerning="true"/>
    </style:style>
    <style:style style:name="Can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andy-outline1" style:family="presentation">
      <style:graphic-properties draw:stroke="none" draw:fill="none" draw:auto-grow-height="false" draw:fit-to-size="false" style:shrink-to-fit="true">
        <text:list-style style:name="Can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dy-outline2" style:family="presentation" style:parent-style-name="Candy-outline1">
      <style:paragraph-properties fo:margin-top="0.4cm" fo:margin-bottom="0cm"/>
      <style:text-properties fo:font-size="28pt" style:font-size-asian="28pt" style:font-size-complex="28pt"/>
    </style:style>
    <style:style style:name="Candy-outline3" style:family="presentation" style:parent-style-name="Candy-outline2">
      <style:paragraph-properties fo:margin-top="0.3cm" fo:margin-bottom="0cm"/>
      <style:text-properties fo:font-size="24pt" style:font-size-asian="24pt" style:font-size-complex="24pt"/>
    </style:style>
    <style:style style:name="Candy-outline4" style:family="presentation" style:parent-style-name="Candy-outline3">
      <style:paragraph-properties fo:margin-top="0.2cm" fo:margin-bottom="0cm"/>
      <style:text-properties fo:font-size="20pt" style:font-size-asian="20pt" style:font-size-complex="20pt"/>
    </style:style>
    <style:style style:name="Candy-outline5" style:family="presentation" style:parent-style-name="Candy-outline4">
      <style:paragraph-properties fo:margin-top="0.1cm" fo:margin-bottom="0cm"/>
    </style:style>
    <style:style style:name="Candy-outline6" style:family="presentation" style:parent-style-name="Candy-outline5"/>
    <style:style style:name="Candy-outline7" style:family="presentation" style:parent-style-name="Candy-outline6"/>
    <style:style style:name="Candy-outline8" style:family="presentation" style:parent-style-name="Candy-outline7"/>
    <style:style style:name="Candy-outline9" style:family="presentation" style:parent-style-name="Candy-outline8"/>
    <style:style style:name="Candy-subtitle" style:family="presentation">
      <style:graphic-properties draw:stroke="none" draw:fill="none" draw:textarea-vertical-align="middle" draw:auto-grow-height="false" draw:fit-to-size="false" style:shrink-to-fit="true">
        <text:list-style style:name="Can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e7130" loext:opacity="100%" style:text-outline="false" style:text-line-through-style="none" style:text-line-through-type="none" fo:font-size="44pt" fo:font-style="normal" fo:text-shadow="none" style:text-underline-style="none" fo:font-weight="bold" style:letter-kerning="true" fo:background-color="transparent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Candy-title" style:family="presentation">
      <style:graphic-properties draw:stroke="none" draw:fill="none" draw:textarea-vertical-align="middle" draw:auto-grow-height="false" draw:fit-to-size="false" style:shrink-to-fit="true">
        <text:list-style style:name="Can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fo:font-size="66pt" fo:font-style="normal" fo:text-shadow="none" style:text-underline-style="none" fo:font-weight="bold" style:letter-kerning="true" fo:background-color="transparent" style:font-size-asian="66pt" style:font-style-asian="normal" style:font-weight-asian="bold" style:font-size-complex="66pt" style:font-style-complex="normal" style:font-weight-complex="bold" style:text-emphasize="none" style:font-relief="none" style:text-overline-style="none" style:text-overline-color="font-color"/>
    </style:style>
    <style:style style:name="Table_20_of_20_Content-background" style:display-name="Table of Content-background" style:family="presentation">
      <style:graphic-properties draw:stroke="none" draw:fill="none"/>
      <style:text-properties style:letter-kerning="true"/>
    </style:style>
    <style:style style:name="Table_20_of_20_Content-backgroundobjects" style:display-name="Table of Content-backgroundobjects" style:family="presentation">
      <style:graphic-properties draw:stroke="none" svg:stroke-color="#7f59ae" draw:fill="none" draw:fill-color="#729fcf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Table_20_of_20_Content-notes" style:display-name="Table of Content-notes" style:family="presentation">
      <style:graphic-properties draw:stroke="none" draw:fill="none" draw:shadow-color="#000000" style:writing-mode="page"/>
      <style:paragraph-properties fo:margin-left="0.6cm" fo:margin-right="0cm" fo:text-indent="-0.6cm" loext:tab-stop-distance="0cm" style:writing-mode="pag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able_20_of_20_Content-outline1" style:display-name="Table of Content-outline1" style:family="presentation">
      <style:graphic-properties draw:stroke="none" draw:fill="none" draw:auto-grow-height="false" draw:fit-to-size="false" style:shrink-to-fit="true" draw:shadow-color="#000000" style:writing-mode="page">
        <text:list-style style:name="Table_20_of_20_Content-outline1" style:display-name="Table of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_20_of_20_Content-outline2" style:display-name="Table of Content-outline2" style:family="presentation" style:parent-style-name="Table_20_of_20_Content-outline1">
      <style:paragraph-properties fo:margin-top="0.4cm" fo:margin-bottom="0cm"/>
      <style:text-properties fo:font-size="28pt" style:font-size-asian="28pt" style:font-size-complex="28pt"/>
    </style:style>
    <style:style style:name="Table_20_of_20_Content-outline3" style:display-name="Table of Content-outline3" style:family="presentation" style:parent-style-name="Table_20_of_20_Content-outline2">
      <style:paragraph-properties fo:margin-top="0.3cm" fo:margin-bottom="0cm"/>
      <style:text-properties fo:font-size="24pt" style:font-size-asian="24pt" style:font-size-complex="24pt"/>
    </style:style>
    <style:style style:name="Table_20_of_20_Content-outline4" style:display-name="Table of Content-outline4" style:family="presentation" style:parent-style-name="Table_20_of_20_Content-outline3">
      <style:paragraph-properties fo:margin-top="0.2cm" fo:margin-bottom="0cm"/>
      <style:text-properties fo:font-size="20pt" style:font-size-asian="20pt" style:font-size-complex="20pt"/>
    </style:style>
    <style:style style:name="Table_20_of_20_Content-outline5" style:display-name="Table of Content-outline5" style:family="presentation" style:parent-style-name="Table_20_of_20_Content-outline4">
      <style:paragraph-properties fo:margin-top="0.1cm" fo:margin-bottom="0cm"/>
    </style:style>
    <style:style style:name="Table_20_of_20_Content-outline6" style:display-name="Table of Content-outline6" style:family="presentation" style:parent-style-name="Table_20_of_20_Content-outline5"/>
    <style:style style:name="Table_20_of_20_Content-outline7" style:display-name="Table of Content-outline7" style:family="presentation" style:parent-style-name="Table_20_of_20_Content-outline6"/>
    <style:style style:name="Table_20_of_20_Content-outline8" style:display-name="Table of Content-outline8" style:family="presentation" style:parent-style-name="Table_20_of_20_Content-outline7"/>
    <style:style style:name="Table_20_of_20_Content-outline9" style:display-name="Table of Content-outline9" style:family="presentation" style:parent-style-name="Table_20_of_20_Content-outline8"/>
    <style:style style:name="Table_20_of_20_Content-subtitle" style:display-name="Table of Content-sub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Table_20_of_20_Content-subtitle" style:display-name="Table of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 style:writing-mode="page"/>
      <style:text-properties fo:font-variant="normal" fo:text-transform="none" fo:color="#7f59ae" loext:opacity="100%" style:text-outline="false" style:text-line-through-style="none" style:text-line-through-type="none" fo:font-size="24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able_20_of_20_Content-title" style:display-name="Table of Content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Table_20_of_20_Content-title" style:display-name="Table of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fe7130" loext:opacity="10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opic_20_Title_20_1-background" style:display-name="Topic Title 1-background" style:family="presentation">
      <style:graphic-properties draw:stroke="none" draw:fill="none"/>
      <style:text-properties style:letter-kerning="true"/>
    </style:style>
    <style:style style:name="Topic_20_Title_20_1-backgroundobjects" style:display-name="Topic Title 1-backgroundobjects" style:family="presentation">
      <style:graphic-properties draw:stroke="none" draw:fill="none" draw:fill-color="#729fcf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Topic_20_Title_20_1-notes" style:display-name="Topic Title 1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ic_20_Title_20_1-outline1" style:display-name="Topic Title 1-outline1" style:family="presentation">
      <style:graphic-properties draw:stroke="none" draw:fill="none" draw:auto-grow-height="false" draw:fit-to-size="false" style:shrink-to-fit="true" style:writing-mode="page">
        <text:list-style style:name="Topic_20_Title_20_1-outline1" style:display-name="Topic Titl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20_Title_20_1-outline2" style:display-name="Topic Title 1-outline2" style:family="presentation" style:parent-style-name="Topic_20_Title_20_1-outline1">
      <style:paragraph-properties fo:margin-top="0.4cm" fo:margin-bottom="0cm"/>
      <style:text-properties fo:font-size="28pt" style:font-size-asian="28pt" style:font-size-complex="28pt"/>
    </style:style>
    <style:style style:name="Topic_20_Title_20_1-outline3" style:display-name="Topic Title 1-outline3" style:family="presentation" style:parent-style-name="Topic_20_Title_20_1-outline2">
      <style:paragraph-properties fo:margin-top="0.3cm" fo:margin-bottom="0cm"/>
      <style:text-properties fo:font-size="24pt" style:font-size-asian="24pt" style:font-size-complex="24pt"/>
    </style:style>
    <style:style style:name="Topic_20_Title_20_1-outline4" style:display-name="Topic Title 1-outline4" style:family="presentation" style:parent-style-name="Topic_20_Title_20_1-outline3">
      <style:paragraph-properties fo:margin-top="0.2cm" fo:margin-bottom="0cm"/>
      <style:text-properties fo:font-size="20pt" style:font-size-asian="20pt" style:font-size-complex="20pt"/>
    </style:style>
    <style:style style:name="Topic_20_Title_20_1-outline5" style:display-name="Topic Title 1-outline5" style:family="presentation" style:parent-style-name="Topic_20_Title_20_1-outline4">
      <style:paragraph-properties fo:margin-top="0.1cm" fo:margin-bottom="0cm"/>
    </style:style>
    <style:style style:name="Topic_20_Title_20_1-outline6" style:display-name="Topic Title 1-outline6" style:family="presentation" style:parent-style-name="Topic_20_Title_20_1-outline5"/>
    <style:style style:name="Topic_20_Title_20_1-outline7" style:display-name="Topic Title 1-outline7" style:family="presentation" style:parent-style-name="Topic_20_Title_20_1-outline6"/>
    <style:style style:name="Topic_20_Title_20_1-outline8" style:display-name="Topic Title 1-outline8" style:family="presentation" style:parent-style-name="Topic_20_Title_20_1-outline7"/>
    <style:style style:name="Topic_20_Title_20_1-outline9" style:display-name="Topic Title 1-outline9" style:family="presentation" style:parent-style-name="Topic_20_Title_20_1-outline8"/>
    <style:style style:name="Topic_20_Title_20_1-subtitle" style:display-name="Topic Title 1-subtitle" style:family="presentation">
      <style:graphic-properties draw:stroke="none" draw:fill="none" draw:textarea-vertical-align="middle" style:writing-mode="page">
        <text:list-style style:name="Topic_20_Title_20_1-subtitle" style:display-name="Topic Titl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20_Title_20_1-title" style:display-name="Topic Title 1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Topic_20_Title_20_1-title" style:display-name="Topic Titl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fe7130" loext:opacity="100%" style:text-outline="false" style:text-line-through-style="none" style:text-line-through-type="none" fo:font-size="48pt" fo:font-style="normal" fo:text-shadow="none" style:text-underline-style="none" fo:font-weight="bold" style:letter-kerning="true" fo:background-color="transparent" style:font-size-asian="48pt" style:font-style-asian="normal" style:font-weight-asian="bold" style:font-size-complex="48pt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stroke="none" draw:fill="none" draw:fill-color="#729fcf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Content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false" style:shrink-to-fit="true" style:writing-mode="page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top="0.4cm" fo:margin-bottom="0cm"/>
    </style:style>
    <style:style style:name="Content-outline3" style:family="presentation" style:parent-style-name="Content-outline2">
      <style:paragraph-properties fo:margin-top="0.3cm" fo:margin-bottom="0cm"/>
    </style:style>
    <style:style style:name="Content-outline4" style:family="presentation" style:parent-style-name="Content-outline3">
      <style:paragraph-properties fo:margin-top="0.2cm" fo:margin-bottom="0cm"/>
      <style:text-properties fo:font-size="20pt" style:font-size-asian="20pt" style:font-size-complex="20pt"/>
    </style:style>
    <style:style style:name="Content-outline5" style:family="presentation" style:parent-style-name="Content-outline4">
      <style:paragraph-properties fo:margin-top="0.1cm" fo:margin-bottom="0cm"/>
    </style:style>
    <style:style style:name="Content-outline6" style:family="presentation" style:parent-style-name="Content-outline5"/>
    <style:style style:name="Content-outline7" style:family="presentation" style:parent-style-name="Content-outline6"/>
    <style:style style:name="Content-outline8" style:family="presentation" style:parent-style-name="Content-outline7"/>
    <style:style style:name="Content-outline9" style:family="presentation" style:parent-style-name="Content-outline8"/>
    <style:style style:name="Content-sub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fo:color="#7f59ae" loext:opacity="100%" style:text-outline="false" style:text-line-through-style="none" style:text-line-through-type="none" fo:font-size="24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7f59ae" loext:opacity="10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ample_20_Article-background" style:display-name="Sample Article-background" style:family="presentation">
      <style:graphic-properties draw:stroke="none" draw:fill="none"/>
      <style:text-properties style:letter-kerning="true"/>
    </style:style>
    <style:style style:name="Sample_20_Article-backgroundobjects" style:display-name="Sample Article-backgroundobjects" style:family="presentation">
      <style:graphic-properties draw:stroke="none" draw:fill="none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Sample_20_Article-notes" style:display-name="Sample Article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ample_20_Article-outline1" style:display-name="Sample Article-outline1" style:family="presentation">
      <style:graphic-properties draw:stroke="none" draw:fill="none" draw:auto-grow-height="false" draw:fit-to-size="false" style:shrink-to-fit="true" style:writing-mode="page">
        <text:list-style style:name="Sample_20_Article-outline1" style:display-name="Sample Article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fo:color="#ffffff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ample_20_Article-outline2" style:display-name="Sample Article-outline2" style:family="presentation" style:parent-style-name="Sample_20_Article-outline1">
      <style:paragraph-properties fo:margin-top="0.4cm" fo:margin-bottom="0cm"/>
    </style:style>
    <style:style style:name="Sample_20_Article-outline3" style:display-name="Sample Article-outline3" style:family="presentation" style:parent-style-name="Sample_20_Article-outline2">
      <style:paragraph-properties fo:margin-top="0.3cm" fo:margin-bottom="0cm"/>
    </style:style>
    <style:style style:name="Sample_20_Article-outline4" style:display-name="Sample Article-outline4" style:family="presentation" style:parent-style-name="Sample_20_Article-outline3">
      <style:paragraph-properties fo:margin-top="0.2cm" fo:margin-bottom="0cm"/>
      <style:text-properties fo:font-size="20pt" style:font-size-asian="20pt" style:font-size-complex="20pt"/>
    </style:style>
    <style:style style:name="Sample_20_Article-outline5" style:display-name="Sample Article-outline5" style:family="presentation" style:parent-style-name="Sample_20_Article-outline4">
      <style:paragraph-properties fo:margin-top="0.1cm" fo:margin-bottom="0cm"/>
    </style:style>
    <style:style style:name="Sample_20_Article-outline6" style:display-name="Sample Article-outline6" style:family="presentation" style:parent-style-name="Sample_20_Article-outline5"/>
    <style:style style:name="Sample_20_Article-outline7" style:display-name="Sample Article-outline7" style:family="presentation" style:parent-style-name="Sample_20_Article-outline6"/>
    <style:style style:name="Sample_20_Article-outline8" style:display-name="Sample Article-outline8" style:family="presentation" style:parent-style-name="Sample_20_Article-outline7"/>
    <style:style style:name="Sample_20_Article-outline9" style:display-name="Sample Article-outline9" style:family="presentation" style:parent-style-name="Sample_20_Article-outline8"/>
    <style:style style:name="Sample_20_Article-subtitle" style:display-name="Sample Article-sub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Sample_20_Article-subtitle" style:display-name="Sample Artic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fo:color="#ffffff" loext:opacity="100%" style:text-outline="false" style:text-line-through-style="none" style:text-line-through-type="none" fo:font-size="24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Sample_20_Article-title" style:display-name="Sample Article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Sample_20_Article-title" style:display-name="Sample Artic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7f59ae" loext:opacity="10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opic_20_Title_20_2-background" style:display-name="Topic Title 2-background" style:family="presentation">
      <style:graphic-properties draw:stroke="none" draw:fill="none"/>
      <style:text-properties style:letter-kerning="true"/>
    </style:style>
    <style:style style:name="Topic_20_Title_20_2-backgroundobjects" style:display-name="Topic Title 2-backgroundobjects" style:family="presentation">
      <style:graphic-properties draw:stroke="none" draw:fill="none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Topic_20_Title_20_2-notes" style:display-name="Topic Title 2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ic_20_Title_20_2-outline1" style:display-name="Topic Title 2-outline1" style:family="presentation">
      <style:graphic-properties draw:stroke="none" draw:fill="none" draw:auto-grow-height="false" draw:fit-to-size="false" style:shrink-to-fit="true" style:writing-mode="page">
        <text:list-style style:name="Topic_20_Title_20_2-outline1" style:display-name="Topic Titl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20_Title_20_2-outline2" style:display-name="Topic Title 2-outline2" style:family="presentation" style:parent-style-name="Topic_20_Title_20_2-outline1">
      <style:paragraph-properties fo:margin-top="0.4cm" fo:margin-bottom="0cm"/>
      <style:text-properties fo:font-size="28pt" style:font-size-asian="28pt" style:font-size-complex="28pt"/>
    </style:style>
    <style:style style:name="Topic_20_Title_20_2-outline3" style:display-name="Topic Title 2-outline3" style:family="presentation" style:parent-style-name="Topic_20_Title_20_2-outline2">
      <style:paragraph-properties fo:margin-top="0.3cm" fo:margin-bottom="0cm"/>
      <style:text-properties fo:font-size="24pt" style:font-size-asian="24pt" style:font-size-complex="24pt"/>
    </style:style>
    <style:style style:name="Topic_20_Title_20_2-outline4" style:display-name="Topic Title 2-outline4" style:family="presentation" style:parent-style-name="Topic_20_Title_20_2-outline3">
      <style:paragraph-properties fo:margin-top="0.2cm" fo:margin-bottom="0cm"/>
      <style:text-properties fo:font-size="20pt" style:font-size-asian="20pt" style:font-size-complex="20pt"/>
    </style:style>
    <style:style style:name="Topic_20_Title_20_2-outline5" style:display-name="Topic Title 2-outline5" style:family="presentation" style:parent-style-name="Topic_20_Title_20_2-outline4">
      <style:paragraph-properties fo:margin-top="0.1cm" fo:margin-bottom="0cm"/>
    </style:style>
    <style:style style:name="Topic_20_Title_20_2-outline6" style:display-name="Topic Title 2-outline6" style:family="presentation" style:parent-style-name="Topic_20_Title_20_2-outline5"/>
    <style:style style:name="Topic_20_Title_20_2-outline7" style:display-name="Topic Title 2-outline7" style:family="presentation" style:parent-style-name="Topic_20_Title_20_2-outline6"/>
    <style:style style:name="Topic_20_Title_20_2-outline8" style:display-name="Topic Title 2-outline8" style:family="presentation" style:parent-style-name="Topic_20_Title_20_2-outline7"/>
    <style:style style:name="Topic_20_Title_20_2-outline9" style:display-name="Topic Title 2-outline9" style:family="presentation" style:parent-style-name="Topic_20_Title_20_2-outline8"/>
    <style:style style:name="Topic_20_Title_20_2-subtitle" style:display-name="Topic Title 2-subtitle" style:family="presentation">
      <style:graphic-properties draw:stroke="none" draw:fill="none" draw:textarea-vertical-align="middle" style:writing-mode="page">
        <text:list-style style:name="Topic_20_Title_20_2-subtitle" style:display-name="Topic Titl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20_Title_20_2-title" style:display-name="Topic Title 2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Topic_20_Title_20_2-title" style:display-name="Topic Titl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60c4e4" loext:opacity="100%" style:text-outline="false" style:text-line-through-style="none" style:text-line-through-type="none" fo:font-size="48pt" fo:font-style="normal" fo:text-shadow="none" style:text-underline-style="none" fo:font-weight="bold" style:letter-kerning="true" fo:background-color="transparent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nsert_20_Picture-background" style:display-name="Insert Picture-background" style:family="presentation">
      <style:graphic-properties draw:stroke="none" draw:fill="none"/>
      <style:text-properties style:letter-kerning="true"/>
    </style:style>
    <style:style style:name="Insert_20_Picture-backgroundobjects" style:display-name="Insert Picture-backgroundobjects" style:family="presentation">
      <style:graphic-properties draw:fill="solid" draw:fill-color="#729fcf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Insert_20_Picture-notes" style:display-name="Insert Picture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ert_20_Picture-outline1" style:display-name="Insert Picture-outline1" style:family="presentation">
      <style:graphic-properties draw:stroke="none" draw:fill="none" draw:auto-grow-height="false" draw:fit-to-size="false" style:shrink-to-fit="true" style:writing-mode="page">
        <text:list-style style:name="Insert_20_Picture-outline1" style:display-name="Insert Picture-outline1">
          <text:list-level-style-bullet text:level="1" text:bullet-char="●">
            <style:list-level-properties text:space-before="0.3cm" text:min-label-width="0.9cm"/>
            <style:text-properties fo:font-family="StarSymbol" fo:color="#7f59a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7f59a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f59a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7f59a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f59a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f59a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f59a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f59a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f59a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f59a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fo:color="#7f59ae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ert_20_Picture-outline2" style:display-name="Insert Picture-outline2" style:family="presentation" style:parent-style-name="Insert_20_Picture-outline1">
      <style:paragraph-properties fo:margin-top="0.4cm" fo:margin-bottom="0cm"/>
      <style:text-properties fo:font-size="28pt" style:font-size-asian="28pt" style:font-size-complex="28pt"/>
    </style:style>
    <style:style style:name="Insert_20_Picture-outline3" style:display-name="Insert Picture-outline3" style:family="presentation" style:parent-style-name="Insert_20_Picture-outline2">
      <style:paragraph-properties fo:margin-top="0.3cm" fo:margin-bottom="0cm"/>
      <style:text-properties fo:font-size="24pt" style:font-size-asian="24pt" style:font-size-complex="24pt"/>
    </style:style>
    <style:style style:name="Insert_20_Picture-outline4" style:display-name="Insert Picture-outline4" style:family="presentation" style:parent-style-name="Insert_20_Picture-outline3">
      <style:paragraph-properties fo:margin-top="0.2cm" fo:margin-bottom="0cm"/>
      <style:text-properties fo:font-size="20pt" style:font-size-asian="20pt" style:font-size-complex="20pt"/>
    </style:style>
    <style:style style:name="Insert_20_Picture-outline5" style:display-name="Insert Picture-outline5" style:family="presentation" style:parent-style-name="Insert_20_Picture-outline4">
      <style:paragraph-properties fo:margin-top="0.1cm" fo:margin-bottom="0cm"/>
    </style:style>
    <style:style style:name="Insert_20_Picture-outline6" style:display-name="Insert Picture-outline6" style:family="presentation" style:parent-style-name="Insert_20_Picture-outline5"/>
    <style:style style:name="Insert_20_Picture-outline7" style:display-name="Insert Picture-outline7" style:family="presentation" style:parent-style-name="Insert_20_Picture-outline6"/>
    <style:style style:name="Insert_20_Picture-outline8" style:display-name="Insert Picture-outline8" style:family="presentation" style:parent-style-name="Insert_20_Picture-outline7"/>
    <style:style style:name="Insert_20_Picture-outline9" style:display-name="Insert Picture-outline9" style:family="presentation" style:parent-style-name="Insert_20_Picture-outline8"/>
    <style:style style:name="Insert_20_Picture-subtitle" style:display-name="Insert Picture-subtitle" style:family="presentation">
      <style:graphic-properties draw:stroke="none" draw:fill="none" draw:textarea-vertical-align="middle" style:writing-mode="page">
        <text:list-style style:name="Insert_20_Picture-subtitle" style:display-name="Insert Pictu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ert_20_Picture-title" style:display-name="Insert Picture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Insert_20_Picture-title" style:display-name="Insert Pictu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7f59ae" loext:opacity="100%" style:text-outline="false" style:text-line-through-style="none" style:text-line-through-type="none" fo:font-size="36pt" fo:font-style="normal" fo:text-shadow="none" style:text-underline-style="none" fo:font-weight="bold" style:letter-kerning="true" fo:background-color="transparent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Insert_20_Picture_20_1-background" style:display-name="Insert Picture 1-background" style:family="presentation">
      <style:graphic-properties draw:stroke="none" draw:fill="none"/>
      <style:text-properties style:letter-kerning="true"/>
    </style:style>
    <style:style style:name="Insert_20_Picture_20_1-backgroundobjects" style:display-name="Insert Picture 1-backgroundobjects" style:family="presentation">
      <style:graphic-properties draw:stroke="none" draw:fill="none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Insert_20_Picture_20_1-notes" style:display-name="Insert Picture 1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ert_20_Picture_20_1-outline1" style:display-name="Insert Picture 1-outline1" style:family="presentation">
      <style:graphic-properties draw:stroke="none" draw:fill="none" draw:auto-grow-height="false" draw:fit-to-size="false" style:shrink-to-fit="true" style:writing-mode="page">
        <text:list-style style:name="Insert_20_Picture_20_1-outline1" style:display-name="Insert Picture 1-outline1">
          <text:list-level-style-bullet text:level="1" text:bullet-char="●">
            <style:list-level-properties text:space-before="0.3cm" text:min-label-width="0.9cm"/>
            <style:text-properties fo:font-family="StarSymbol" fo:color="#fe713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e713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e713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e713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e713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e713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e713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e713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e713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e7130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fo:color="#fe7130" loext:opacity="10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ert_20_Picture_20_1-outline2" style:display-name="Insert Picture 1-outline2" style:family="presentation" style:parent-style-name="Insert_20_Picture_20_1-outline1">
      <style:paragraph-properties fo:margin-top="0.4cm" fo:margin-bottom="0cm"/>
      <style:text-properties fo:font-size="28pt" style:font-size-asian="28pt" style:font-size-complex="28pt"/>
    </style:style>
    <style:style style:name="Insert_20_Picture_20_1-outline3" style:display-name="Insert Picture 1-outline3" style:family="presentation" style:parent-style-name="Insert_20_Picture_20_1-outline2">
      <style:paragraph-properties fo:margin-top="0.3cm" fo:margin-bottom="0cm"/>
      <style:text-properties fo:font-size="24pt" style:font-size-asian="24pt" style:font-size-complex="24pt"/>
    </style:style>
    <style:style style:name="Insert_20_Picture_20_1-outline4" style:display-name="Insert Picture 1-outline4" style:family="presentation" style:parent-style-name="Insert_20_Picture_20_1-outline3">
      <style:paragraph-properties fo:margin-top="0.2cm" fo:margin-bottom="0cm"/>
      <style:text-properties fo:font-size="20pt" style:font-size-asian="20pt" style:font-size-complex="20pt"/>
    </style:style>
    <style:style style:name="Insert_20_Picture_20_1-outline5" style:display-name="Insert Picture 1-outline5" style:family="presentation" style:parent-style-name="Insert_20_Picture_20_1-outline4">
      <style:paragraph-properties fo:margin-top="0.1cm" fo:margin-bottom="0cm"/>
    </style:style>
    <style:style style:name="Insert_20_Picture_20_1-outline6" style:display-name="Insert Picture 1-outline6" style:family="presentation" style:parent-style-name="Insert_20_Picture_20_1-outline5"/>
    <style:style style:name="Insert_20_Picture_20_1-outline7" style:display-name="Insert Picture 1-outline7" style:family="presentation" style:parent-style-name="Insert_20_Picture_20_1-outline6"/>
    <style:style style:name="Insert_20_Picture_20_1-outline8" style:display-name="Insert Picture 1-outline8" style:family="presentation" style:parent-style-name="Insert_20_Picture_20_1-outline7"/>
    <style:style style:name="Insert_20_Picture_20_1-outline9" style:display-name="Insert Picture 1-outline9" style:family="presentation" style:parent-style-name="Insert_20_Picture_20_1-outline8"/>
    <style:style style:name="Insert_20_Picture_20_1-subtitle" style:display-name="Insert Picture 1-subtitle" style:family="presentation">
      <style:graphic-properties draw:stroke="none" draw:fill="none" draw:textarea-vertical-align="middle" style:writing-mode="page">
        <text:list-style style:name="Insert_20_Picture_20_1-subtitle" style:display-name="Insert Pictur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ert_20_Picture_20_1-title" style:display-name="Insert Picture 1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Insert_20_Picture_20_1-title" style:display-name="Insert Pictur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fe7130" loext:opacity="100%" style:text-outline="false" style:text-line-through-style="none" style:text-line-through-type="none" fo:font-size="36pt" fo:font-style="normal" fo:text-shadow="none" style:text-underline-style="none" fo:font-weight="bold" style:letter-kerning="true" fo:background-color="transparent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Topic_20_Title_20_3-background" style:display-name="Topic Title 3-background" style:family="presentation">
      <style:graphic-properties draw:stroke="none" draw:fill="none"/>
      <style:text-properties style:letter-kerning="true"/>
    </style:style>
    <style:style style:name="Topic_20_Title_20_3-backgroundobjects" style:display-name="Topic Title 3-backgroundobjects" style:family="presentation">
      <style:graphic-properties draw:stroke="none" draw:fill="none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Topic_20_Title_20_3-notes" style:display-name="Topic Title 3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ic_20_Title_20_3-outline1" style:display-name="Topic Title 3-outline1" style:family="presentation">
      <style:graphic-properties draw:stroke="none" draw:fill="none" draw:auto-grow-height="false" draw:fit-to-size="false" style:shrink-to-fit="true" style:writing-mode="page">
        <text:list-style style:name="Topic_20_Title_20_3-outline1" style:display-name="Topic Title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20_Title_20_3-outline2" style:display-name="Topic Title 3-outline2" style:family="presentation" style:parent-style-name="Topic_20_Title_20_3-outline1">
      <style:paragraph-properties fo:margin-top="0.4cm" fo:margin-bottom="0cm"/>
      <style:text-properties fo:font-size="28pt" style:font-size-asian="28pt" style:font-size-complex="28pt"/>
    </style:style>
    <style:style style:name="Topic_20_Title_20_3-outline3" style:display-name="Topic Title 3-outline3" style:family="presentation" style:parent-style-name="Topic_20_Title_20_3-outline2">
      <style:paragraph-properties fo:margin-top="0.3cm" fo:margin-bottom="0cm"/>
      <style:text-properties fo:font-size="24pt" style:font-size-asian="24pt" style:font-size-complex="24pt"/>
    </style:style>
    <style:style style:name="Topic_20_Title_20_3-outline4" style:display-name="Topic Title 3-outline4" style:family="presentation" style:parent-style-name="Topic_20_Title_20_3-outline3">
      <style:paragraph-properties fo:margin-top="0.2cm" fo:margin-bottom="0cm"/>
      <style:text-properties fo:font-size="20pt" style:font-size-asian="20pt" style:font-size-complex="20pt"/>
    </style:style>
    <style:style style:name="Topic_20_Title_20_3-outline5" style:display-name="Topic Title 3-outline5" style:family="presentation" style:parent-style-name="Topic_20_Title_20_3-outline4">
      <style:paragraph-properties fo:margin-top="0.1cm" fo:margin-bottom="0cm"/>
    </style:style>
    <style:style style:name="Topic_20_Title_20_3-outline6" style:display-name="Topic Title 3-outline6" style:family="presentation" style:parent-style-name="Topic_20_Title_20_3-outline5"/>
    <style:style style:name="Topic_20_Title_20_3-outline7" style:display-name="Topic Title 3-outline7" style:family="presentation" style:parent-style-name="Topic_20_Title_20_3-outline6"/>
    <style:style style:name="Topic_20_Title_20_3-outline8" style:display-name="Topic Title 3-outline8" style:family="presentation" style:parent-style-name="Topic_20_Title_20_3-outline7"/>
    <style:style style:name="Topic_20_Title_20_3-outline9" style:display-name="Topic Title 3-outline9" style:family="presentation" style:parent-style-name="Topic_20_Title_20_3-outline8"/>
    <style:style style:name="Topic_20_Title_20_3-subtitle" style:display-name="Topic Title 3-subtitle" style:family="presentation">
      <style:graphic-properties draw:stroke="none" draw:fill="none" draw:textarea-vertical-align="middle" style:writing-mode="page">
        <text:list-style style:name="Topic_20_Title_20_3-subtitle" style:display-name="Topic Title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20_Title_20_3-title" style:display-name="Topic Title 3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Topic_20_Title_20_3-title" style:display-name="Topic Title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e54b89" loext:opacity="100%" style:text-outline="false" style:text-line-through-style="none" style:text-line-through-type="none" fo:font-size="48pt" fo:font-style="normal" fo:text-shadow="none" style:text-underline-style="none" fo:font-weight="bold" style:letter-kerning="true" fo:background-color="transparent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List_20_Content-background" style:display-name="List Content-background" style:family="presentation">
      <style:graphic-properties draw:stroke="none" draw:fill="none"/>
      <style:text-properties style:letter-kerning="true"/>
    </style:style>
    <style:style style:name="List_20_Content-backgroundobjects" style:display-name="List Content-backgroundobjects" style:family="presentation">
      <style:graphic-properties draw:stroke="none" draw:fill="none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List_20_Content-notes" style:display-name="List Content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st_20_Content-outline1" style:display-name="List Content-outline1" style:family="presentation">
      <style:graphic-properties draw:stroke="none" draw:fill="none" draw:auto-grow-height="false" draw:fit-to-size="false" style:shrink-to-fit="true" style:writing-mode="page">
        <text:list-style style:name="List_20_Content-outline1" style:display-name="List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st_20_Content-outline2" style:display-name="List Content-outline2" style:family="presentation" style:parent-style-name="List_20_Content-outline1">
      <style:paragraph-properties fo:margin-top="0.4cm" fo:margin-bottom="0cm"/>
    </style:style>
    <style:style style:name="List_20_Content-outline3" style:display-name="List Content-outline3" style:family="presentation" style:parent-style-name="List_20_Content-outline2">
      <style:paragraph-properties fo:margin-top="0.3cm" fo:margin-bottom="0cm"/>
    </style:style>
    <style:style style:name="List_20_Content-outline4" style:display-name="List Content-outline4" style:family="presentation" style:parent-style-name="List_20_Content-outline3">
      <style:paragraph-properties fo:margin-top="0.2cm" fo:margin-bottom="0cm"/>
      <style:text-properties fo:font-size="20pt" style:font-size-asian="20pt" style:font-size-complex="20pt"/>
    </style:style>
    <style:style style:name="List_20_Content-outline5" style:display-name="List Content-outline5" style:family="presentation" style:parent-style-name="List_20_Content-outline4">
      <style:paragraph-properties fo:margin-top="0.1cm" fo:margin-bottom="0cm"/>
    </style:style>
    <style:style style:name="List_20_Content-outline6" style:display-name="List Content-outline6" style:family="presentation" style:parent-style-name="List_20_Content-outline5"/>
    <style:style style:name="List_20_Content-outline7" style:display-name="List Content-outline7" style:family="presentation" style:parent-style-name="List_20_Content-outline6"/>
    <style:style style:name="List_20_Content-outline8" style:display-name="List Content-outline8" style:family="presentation" style:parent-style-name="List_20_Content-outline7"/>
    <style:style style:name="List_20_Content-outline9" style:display-name="List Content-outline9" style:family="presentation" style:parent-style-name="List_20_Content-outline8"/>
    <style:style style:name="List_20_Content-subtitle" style:display-name="List Content-sub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List_20_Content-subtitle" style:display-name="List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fo:color="#7f59ae" loext:opacity="100%" style:text-outline="false" style:text-line-through-style="none" style:text-line-through-type="none" fo:font-size="24pt" fo:font-style="normal" fo:text-shadow="none" style:text-underline-style="none" fo:font-weight="bold" style:letter-kerning="true" fo:background-color="transparent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List_20_Content-title" style:display-name="List Content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List_20_Content-title" style:display-name="List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fo:color="#60c4e4" loext:opacity="100%" style:text-outline="false" style:text-line-through-style="none" style:text-line-through-type="none" fo:font-size="36pt" fo:font-style="normal" fo:text-shadow="none" style:text-underline-style="none" fo:font-weight="bold" style:letter-kerning="true" fo:background-color="transparent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Greetings-background" style:family="presentation">
      <style:graphic-properties draw:stroke="none" draw:fill="bitmap" draw:fill-image-name="Bitmap_20_11" style:repeat="stretch"/>
      <style:text-properties style:letter-kerning="true"/>
    </style:style>
    <style:style style:name="Greetings-backgroundobjects" style:family="presentation">
      <style:graphic-properties draw:stroke="none" draw:fill="none" draw:fill-color="#729fcf" draw:textarea-horizontal-align="justify" draw:shadow="hidden" draw:shadow-offset-x="0.2cm" draw:shadow-offset-y="0.2cm" draw:shadow-color="#808080" style:writing-mode="page"/>
      <style:paragraph-properties style:writing-mode="page"/>
      <style:text-properties style:letter-kerning="true"/>
    </style:style>
    <style:style style:name="Greetings-notes" style:family="presentation">
      <style:graphic-properties draw:stroke="none" draw:fill="none" style:writing-mode="pag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Greetings-outline1" style:family="presentation">
      <style:graphic-properties draw:stroke="none" draw:fill="none" draw:auto-grow-height="false" draw:fit-to-size="false" style:shrink-to-fit="true" style:writing-mode="page">
        <text:list-style style:name="Greeting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Greetings-outline2" style:family="presentation" style:parent-style-name="Greetings-outline1">
      <style:paragraph-properties fo:margin-top="0.4cm" fo:margin-bottom="0cm"/>
      <style:text-properties fo:font-size="28pt" style:font-size-asian="28pt" style:font-size-complex="28pt"/>
    </style:style>
    <style:style style:name="Greetings-outline3" style:family="presentation" style:parent-style-name="Greetings-outline2">
      <style:paragraph-properties fo:margin-top="0.3cm" fo:margin-bottom="0cm"/>
      <style:text-properties fo:font-size="24pt" style:font-size-asian="24pt" style:font-size-complex="24pt"/>
    </style:style>
    <style:style style:name="Greetings-outline4" style:family="presentation" style:parent-style-name="Greetings-outline3">
      <style:paragraph-properties fo:margin-top="0.2cm" fo:margin-bottom="0cm"/>
      <style:text-properties fo:font-size="20pt" style:font-size-asian="20pt" style:font-size-complex="20pt"/>
    </style:style>
    <style:style style:name="Greetings-outline5" style:family="presentation" style:parent-style-name="Greetings-outline4">
      <style:paragraph-properties fo:margin-top="0.1cm" fo:margin-bottom="0cm"/>
    </style:style>
    <style:style style:name="Greetings-outline6" style:family="presentation" style:parent-style-name="Greetings-outline5"/>
    <style:style style:name="Greetings-outline7" style:family="presentation" style:parent-style-name="Greetings-outline6"/>
    <style:style style:name="Greetings-outline8" style:family="presentation" style:parent-style-name="Greetings-outline7"/>
    <style:style style:name="Greetings-outline9" style:family="presentation" style:parent-style-name="Greetings-outline8"/>
    <style:style style:name="Greetings-subtitle" style:family="presentation">
      <style:graphic-properties draw:stroke="none" draw:fill="none" draw:textarea-vertical-align="middle" style:writing-mode="page">
        <text:list-style style:name="Greeting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Greetings-title" style:family="presentation">
      <style:graphic-properties draw:stroke="none" draw:fill="none" draw:textarea-vertical-align="middle" draw:auto-grow-height="false" draw:fit-to-size="false" style:shrink-to-fit="true" style:writing-mode="page">
        <text:list-style style:name="Greeting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style:protect="position size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style:protect="position size" loext:decorative="false"/>
    </style:style>
    <style:style style:name="Mgr4" style:family="graphic">
      <style:graphic-properties style:writing-mode="lr-tb" loext:decorative="false"/>
    </style:style>
    <style:style style:name="Mgr5" style:family="graphic">
      <style:graphic-properties loext:decorative="false"/>
    </style:style>
    <style:style style:name="Mgr6" style:family="graphic" style:parent-style-name="Filled_20_Blue">
      <style:graphic-properties draw:fill="solid" draw:fill-color="#7f59ae" loext:decorative="false"/>
    </style:style>
    <style:style style:name="Mgr7" style:family="graphic" style:parent-style-name="Filled_20_Yellow">
      <style:graphic-properties draw:fill="solid" draw:fill-color="#f8b622" loext:decorative="false"/>
    </style:style>
    <style:style style:name="Mgr8" style:family="graphic" style:parent-style-name="Filled_20_Red">
      <style:graphic-properties draw:fill="solid" draw:fill-color="#e54b89" loext:decorative="false"/>
    </style:style>
    <style:style style:name="Mgr9" style:family="graphic" style:parent-style-name="Filled_20_Orange">
      <style:graphic-properties loext:decorative="false"/>
    </style:style>
    <style:style style:name="Mgr10" style:family="graphic" style:parent-style-name="Filled_20_Cyan">
      <style:graphic-properties loext:decorative="false"/>
    </style:style>
    <style:style style:name="Mgr11" style:family="graphic" style:parent-style-name="Outlined_20_Yellow">
      <style:graphic-properties draw:stroke="solid" svg:stroke-width="0.08cm" svg:stroke-color="#f8b622" svg:stroke-linecap="round" draw:fill="none" loext:decorative="false"/>
    </style:style>
    <style:style style:name="Mgr12" style:family="graphic" style:parent-style-name="Outlined_20_Blue">
      <style:graphic-properties draw:stroke="solid" svg:stroke-width="0.08cm" svg:stroke-color="#7f59ae" svg:stroke-linecap="round" draw:fill="none" loext:decorative="false"/>
    </style:style>
    <style:style style:name="Mgr13" style:family="graphic" style:parent-style-name="Filled_20_Blue_20_Cyan">
      <style:graphic-properties loext:decorative="false"/>
    </style:style>
    <style:style style:name="Mgr14" style:family="graphic" style:parent-style-name="Filled_20_Cyan_20_Red">
      <style:graphic-properties loext:decorative="false"/>
    </style:style>
    <style:style style:name="Mgr15" style:family="graphic" style:parent-style-name="Filled_20_Red_20_Orange">
      <style:graphic-properties loext:decorative="false"/>
    </style:style>
    <style:style style:name="Mgr16" style:family="graphic" style:parent-style-name="Filled_20_Orange_20_Yellow">
      <style:graphic-properties loext:decorative="false"/>
    </style:style>
    <style:style style:name="Mgr17" style:family="graphic" style:parent-style-name="Outlined_20_Cyan">
      <style:graphic-properties svg:stroke-width="0.15cm" fo:padding-top="0.035cm" fo:padding-bottom="0.035cm" fo:padding-left="0.035cm" fo:padding-right="0.035cm" loext:decorative="false"/>
    </style:style>
    <style:style style:name="Mgr18" style:family="graphic" style:parent-style-name="Outlined_20_Yellow">
      <style:graphic-properties draw:stroke="solid" svg:stroke-width="0.15cm" svg:stroke-color="#f8b622" svg:stroke-linecap="round" draw:fill="none" fo:padding-top="0.035cm" fo:padding-bottom="0.035cm" fo:padding-left="0.035cm" fo:padding-right="0.035cm" loext:decorative="false"/>
    </style:style>
    <style:style style:name="Mpr1" style:family="presentation" style:parent-style-name="Candy-backgroundobjects">
      <style:graphic-properties svg:stroke-width="0.04cm" svg:stroke-color="#ffffff" draw:fill="solid" draw:fill-color="#60c4e4" draw:textarea-horizontal-align="center" draw:textarea-vertical-align="middle" draw:auto-grow-height="true" fo:min-height="0cm" fo:min-width="0cm" fo:padding-top="0.02cm" fo:padding-bottom="0.02cm" fo:padding-left="0.02cm" fo:padding-right="0.02cm" loext:decorative="false"/>
    </style:style>
    <style:style style:name="Mpr2" style:family="presentation" style:parent-style-name="Candy-backgroundobjects">
      <style:graphic-properties fo:min-height="1cm" loext:decorative="false"/>
      <style:paragraph-properties style:writing-mode="lr-tb"/>
    </style:style>
    <style:style style:name="Mpr3" style:family="presentation" style:parent-style-name="Candy-backgroundobjects">
      <style:graphic-properties draw:fill="none" draw:fill-color="#ffffff" fo:min-height="1.484cm" loext:decorative="false"/>
      <style:paragraph-properties style:writing-mode="lr-tb"/>
    </style:style>
    <style:style style:name="Mpr4" style:family="presentation" style:parent-style-name="Candy-backgroundobjects">
      <style:graphic-properties fo:min-height="1.484cm" loext:decorative="false"/>
      <style:paragraph-properties style:writing-mode="lr-tb"/>
    </style:style>
    <style:style style:name="Mpr5" style:family="presentation" style:parent-style-name="Cand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able_20_of_20_Content-backgroundobjects">
      <style:graphic-properties draw:fill="none" draw:fill-color="#ffffff" fo:min-height="1.484cm" loext:decorative="false"/>
      <style:paragraph-properties style:writing-mode="lr-tb"/>
    </style:style>
    <style:style style:name="Mpr7" style:family="presentation" style:parent-style-name="Table_20_of_20_Content-backgroundobjects">
      <style:graphic-properties fo:min-height="1.484cm" loext:decorative="false"/>
      <style:paragraph-properties style:writing-mode="lr-tb"/>
    </style:style>
    <style:style style:name="Mpr8" style:family="presentation" style:parent-style-name="Table_20_of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Topic_20_Title_20_1-backgroundobjects">
      <style:graphic-properties draw:fill="none" draw:fill-color="#ffffff" fo:min-height="1.484cm" loext:decorative="false"/>
      <style:paragraph-properties style:writing-mode="lr-tb"/>
    </style:style>
    <style:style style:name="Mpr10" style:family="presentation" style:parent-style-name="Topic_20_Title_20_1-backgroundobjects">
      <style:graphic-properties fo:min-height="1.484cm" loext:decorative="false"/>
      <style:paragraph-properties style:writing-mode="lr-tb"/>
    </style:style>
    <style:style style:name="Mpr11" style:family="presentation" style:parent-style-name="Topic_20_Title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" style:family="presentation" style:parent-style-name="Content-backgroundobjects">
      <style:graphic-properties draw:fill="none" draw:fill-color="#ffffff" fo:min-height="1.085cm" loext:decorative="false"/>
      <style:paragraph-properties style:writing-mode="lr-tb"/>
    </style:style>
    <style:style style:name="Mpr13" style:family="presentation" style:parent-style-name="Content-backgroundobjects">
      <style:graphic-properties fo:min-height="1.085cm" loext:decorative="false"/>
      <style:paragraph-properties style:writing-mode="lr-tb"/>
    </style:style>
    <style:style style:name="Mpr14" style:family="presentation" style:parent-style-name="Content-backgroundobjects">
      <style:graphic-properties draw:fill="none" draw:fill-color="#ffffff" fo:min-height="1.484cm" loext:decorative="false"/>
      <style:paragraph-properties style:writing-mode="lr-tb"/>
    </style:style>
    <style:style style:name="Mpr15" style:family="presentation" style:parent-style-name="Content-backgroundobjects">
      <style:graphic-properties fo:min-height="1.484cm" loext:decorative="false"/>
      <style:paragraph-properties style:writing-mode="lr-tb"/>
    </style:style>
    <style:style style:name="Mpr16" style:family="presentation" style:parent-style-name="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Sample_20_Article-backgroundobjects">
      <style:graphic-properties draw:fill="none" draw:fill-color="#ffffff" fo:min-height="1.085cm" loext:decorative="false"/>
      <style:paragraph-properties style:writing-mode="lr-tb"/>
    </style:style>
    <style:style style:name="Mpr18" style:family="presentation" style:parent-style-name="Sample_20_Article-backgroundobjects">
      <style:graphic-properties fo:min-height="1.085cm" loext:decorative="false"/>
      <style:paragraph-properties style:writing-mode="lr-tb"/>
    </style:style>
    <style:style style:name="Mpr19" style:family="presentation" style:parent-style-name="Sample_20_Article-backgroundobjects">
      <style:graphic-properties draw:fill="none" draw:fill-color="#ffffff" fo:min-height="1.484cm" loext:decorative="false"/>
      <style:paragraph-properties style:writing-mode="lr-tb"/>
    </style:style>
    <style:style style:name="Mpr20" style:family="presentation" style:parent-style-name="Sample_20_Article-backgroundobjects">
      <style:graphic-properties fo:min-height="1.484cm" loext:decorative="false"/>
      <style:paragraph-properties style:writing-mode="lr-tb"/>
    </style:style>
    <style:style style:name="Mpr21" style:family="presentation" style:parent-style-name="Sample_20_Artic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2" style:family="presentation" style:parent-style-name="Topic_20_Title_20_2-backgroundobjects">
      <style:graphic-properties draw:fill="none" draw:fill-color="#ffffff" fo:min-height="1.484cm" loext:decorative="false"/>
      <style:paragraph-properties style:writing-mode="lr-tb"/>
    </style:style>
    <style:style style:name="Mpr23" style:family="presentation" style:parent-style-name="Topic_20_Title_20_2-backgroundobjects">
      <style:graphic-properties fo:min-height="1.484cm" loext:decorative="false"/>
      <style:paragraph-properties style:writing-mode="lr-tb"/>
    </style:style>
    <style:style style:name="Mpr24" style:family="presentation" style:parent-style-name="Topic_20_Title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Insert_20_Picture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6" style:family="presentation" style:parent-style-name="Insert_20_Pictur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7" style:family="presentation" style:parent-style-name="Insert_20_Picture_20_1-backgroundobjects">
      <style:graphic-properties draw:fill="none" draw:fill-color="#ffffff" fo:min-height="0.7cm" loext:decorative="false"/>
      <style:paragraph-properties style:writing-mode="lr-tb"/>
    </style:style>
    <style:style style:name="Mpr28" style:family="presentation" style:parent-style-name="Insert_20_Picture_20_1-backgroundobjects">
      <style:graphic-properties fo:min-height="0.7cm" loext:decorative="false"/>
      <style:paragraph-properties style:writing-mode="lr-tb"/>
    </style:style>
    <style:style style:name="Mpr29" style:family="presentation" style:parent-style-name="Insert_20_Picture_20_1-backgroundobjects">
      <style:graphic-properties draw:fill="none" draw:fill-color="#ffffff" fo:min-height="1.484cm" loext:decorative="false"/>
      <style:paragraph-properties style:writing-mode="lr-tb"/>
    </style:style>
    <style:style style:name="Mpr30" style:family="presentation" style:parent-style-name="Insert_20_Picture_20_1-backgroundobjects">
      <style:graphic-properties fo:min-height="1.484cm" loext:decorative="false"/>
      <style:paragraph-properties style:writing-mode="lr-tb"/>
    </style:style>
    <style:style style:name="Mpr31" style:family="presentation" style:parent-style-name="Insert_20_Picture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2" style:family="presentation" style:parent-style-name="Topic_20_Title_20_3-backgroundobjects">
      <style:graphic-properties draw:fill="none" draw:fill-color="#ffffff" fo:min-height="1.484cm" loext:decorative="false"/>
      <style:paragraph-properties style:writing-mode="lr-tb"/>
    </style:style>
    <style:style style:name="Mpr33" style:family="presentation" style:parent-style-name="Topic_20_Title_20_3-backgroundobjects">
      <style:graphic-properties fo:min-height="1.484cm" loext:decorative="false"/>
      <style:paragraph-properties style:writing-mode="lr-tb"/>
    </style:style>
    <style:style style:name="Mpr34" style:family="presentation" style:parent-style-name="Topic_20_Title_20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5" style:family="presentation" style:parent-style-name="List_20_Content-backgroundobjects">
      <style:graphic-properties draw:fill="none" draw:fill-color="#ffffff" fo:min-height="1.085cm" loext:decorative="false"/>
      <style:paragraph-properties style:writing-mode="lr-tb"/>
    </style:style>
    <style:style style:name="Mpr36" style:family="presentation" style:parent-style-name="List_20_Content-backgroundobjects">
      <style:graphic-properties fo:min-height="1.085cm" loext:decorative="false"/>
      <style:paragraph-properties style:writing-mode="lr-tb"/>
    </style:style>
    <style:style style:name="Mpr37" style:family="presentation" style:parent-style-name="List_20_Content-backgroundobjects">
      <style:graphic-properties draw:fill="none" draw:fill-color="#ffffff" fo:min-height="1.484cm" loext:decorative="false"/>
      <style:paragraph-properties style:writing-mode="lr-tb"/>
    </style:style>
    <style:style style:name="Mpr38" style:family="presentation" style:parent-style-name="List_20_Content-backgroundobjects">
      <style:graphic-properties fo:min-height="1.484cm" loext:decorative="false"/>
      <style:paragraph-properties style:writing-mode="lr-tb"/>
    </style:style>
    <style:style style:name="Mpr39" style:family="presentation" style:parent-style-name="List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Greetings-backgroundobjects">
      <style:graphic-properties draw:fill="none" draw:fill-color="#ffffff" fo:min-height="1.085cm" loext:decorative="false"/>
      <style:paragraph-properties style:writing-mode="lr-tb"/>
    </style:style>
    <style:style style:name="Mpr41" style:family="presentation" style:parent-style-name="Greetings-backgroundobjects">
      <style:graphic-properties fo:min-height="1.085cm" loext:decorative="false"/>
      <style:paragraph-properties style:writing-mode="lr-tb"/>
    </style:style>
    <style:style style:name="Mpr42" style:family="presentation" style:parent-style-name="Greetings-backgroundobjects">
      <style:graphic-properties draw:fill="none" draw:fill-color="#ffffff" fo:min-height="1.484cm" loext:decorative="false"/>
      <style:paragraph-properties style:writing-mode="lr-tb"/>
    </style:style>
    <style:style style:name="Mpr43" style:family="presentation" style:parent-style-name="Greetings-backgroundobjects">
      <style:graphic-properties fo:min-height="1.484cm" loext:decorative="false"/>
      <style:paragraph-properties style:writing-mode="lr-tb"/>
    </style:style>
    <style:style style:name="Mpr44" style:family="presentation" style:parent-style-name="Greeting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solid" draw:fill-color="#60c4e4"/>
      <style:paragraph-properties fo:margin-left="0cm" fo:margin-right="0cm" fo:text-align="center" fo:text-indent="0cm"/>
      <style:text-properties fo:color="#ffffff" loext:opacity="100%" fo:font-size="18pt" style:font-size-asian="18pt" style:font-size-complex="18pt"/>
    </style:style>
    <style:style style:name="MP7" style:family="paragraph">
      <loext:graphic-properties draw:fill="solid" draw:fill-color="#60c4e4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7f59ae"/>
      <style:text-properties fo:color="#ffffff" loext:opacity="100%"/>
    </style:style>
    <style:style style:name="MP10" style:family="paragraph">
      <loext:graphic-properties draw:fill="solid" draw:fill-color="#f8b622"/>
      <style:text-properties fo:color="#000000" loext:opacity="100%"/>
    </style:style>
    <style:style style:name="MP11" style:family="paragraph">
      <loext:graphic-properties draw:fill="solid" draw:fill-color="#e54b89"/>
      <style:text-properties fo:color="#ffffff" loext:opacity="100%"/>
    </style:style>
    <style:style style:name="MP12" style:family="paragraph">
      <loext:graphic-properties draw:fill="none"/>
      <style:text-properties fo:color="#f8b622" loext:opacity="100%"/>
    </style:style>
    <style:style style:name="MP13" style:family="paragraph">
      <loext:graphic-properties draw:fill="none"/>
      <style:text-properties fo:color="#7f59ae" loext:opacity="100%"/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P15" style:family="paragraph">
      <loext:graphic-properties draw:fill="solid" draw:fill-color="#7f59ae"/>
      <style:paragraph-properties fo:text-align="center"/>
      <style:text-properties fo:color="#ffffff" loext:opacity="100%" fo:font-size="14pt" style:font-size-asian="14pt" style:font-size-complex="14pt"/>
    </style:style>
    <style:style style:name="MP16" style:family="paragraph">
      <loext:graphic-properties draw:fill="solid" draw:fill-color="#e54b89"/>
      <style:paragraph-properties fo:text-align="center"/>
      <style:text-properties fo:color="#ffffff" loext:opacity="100%" fo:font-size="14pt" style:font-size-asian="14pt" style:font-size-complex="14pt"/>
    </style:style>
    <style:style style:name="MP17" style:family="paragraph">
      <loext:graphic-properties draw:fill="solid" draw:fill-color="#f8b622"/>
      <style:paragraph-properties fo:text-align="center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ffffff" loext:opacity="10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cm" svg:height="5.06cm" svg:x="1cm" svg:y="3.742cm"/>
      <draw:page-thumbnail draw:layer="backgroundobjects" svg:width="9cm" svg:height="5.06cm" svg:x="1cm" svg:y="12.318cm"/>
      <draw:page-thumbnail draw:layer="backgroundobjects" svg:width="9cm" svg:height="5.06cm" svg:x="1cm" svg:y="20.894cm"/>
      <draw:page-thumbnail draw:layer="backgroundobjects" svg:width="9cm" svg:height="5.06cm" svg:x="11cm" svg:y="3.742cm"/>
      <draw:page-thumbnail draw:layer="backgroundobjects" svg:width="9cm" svg:height="5.06cm" svg:x="11cm" svg:y="12.318cm"/>
      <draw:page-thumbnail draw:layer="backgroundobjects" svg:width="9cm" svg:height="5.06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o&gt;</text:page-number></text:p>
        </draw:text-box>
      </draw:frame>
    </style:handout-master>
    <style:master-page style:name="Candy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28cm" svg:height="15.75cm" svg:x="0cm" svg:y="0cm">
        <draw:image xlink:href="Pictures/10000000000007800000043887B5DA25.png" xlink:type="simple" xlink:show="embed" xlink:actuate="onLoad" draw:mime-type="image/png">
          <text:p/>
        </draw:image>
      </draw:frame>
      <draw:custom-shape presentation:style-name="Mpr1" draw:text-style-name="MP6" draw:layer="backgroundobjects" svg:width="7cm" svg:height="1cm" svg:x="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g draw:style-name="Mgr4">
        <draw:custom-shape presentation:style-name="Mpr1" draw:text-style-name="MP7" draw:layer="backgroundobjects" svg:width="0.25cm" svg:height="0.25cm" svg:x="3.25cm" svg:y="1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presentation:style-name="Mpr1" draw:text-style-name="MP7" draw:layer="backgroundobjects" svg:width="0.25cm" svg:height="0.25cm" svg:x="4cm" svg:y="1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presentation:style-name="Mpr1" draw:text-style-name="MP7" draw:layer="backgroundobjects" svg:width="0.25cm" svg:height="0.25cm" svg:x="4.75cm" svg:y="1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presentation:style-name="Mpr1" draw:text-style-name="MP7" draw:layer="backgroundobjects" svg:width="0.25cm" svg:height="0.25cm" svg:x="5.5cm" svg:y="1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frame presentation:style-name="Mpr2" draw:layer="backgroundobjects" svg:width="7cm" svg:height="1cm" svg:x="1cm" svg:y="12cm" presentation:class="footer">
        <draw:text-box>
          <text:p text:style-name="MP8"><text:span text:style-name="MT1"><presentation:footer/></text:span></text:p>
        </draw:text-box>
      </draw:frame>
      <draw:frame presentation:style-name="Candy-title" draw:layer="backgroundobjects" svg:width="23.5cm" svg:height="2.5cm" svg:x="2.25cm" svg:y="3.2cm" presentation:class="title" presentation:placeholder="true">
        <draw:text-box/>
      </draw:frame>
      <draw:frame presentation:style-name="Candy-outline1" draw:layer="backgroundobjects" svg:width="17cm" svg:height="10cm" svg:x="9.5cm" svg:y="5cm" presentation:class="outline" presentation:placeholder="true">
        <draw:text-box/>
      </draw:frame>
      <presentation:notes style:page-layout-name="PM0">
        <draw:page-thumbnail presentation:style-name="Candy-title" draw:layer="backgroundobjects" svg:width="17cm" svg:height="9.56cm" svg:x="2cm" svg:y="2.5cm" presentation:class="page"/>
        <draw:frame presentation:style-name="Candy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3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  <style:master-page style:name="Table_20_of_20_Content" style:display-name="Table of 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5">
        <draw:polygon draw:style-name="Mgr6" draw:text-style-name="MP9" draw:layer="backgroundobjects" svg:width="5.141cm" svg:height="5.407cm" svg:x="0cm" svg:y="0cm" svg:viewBox="0 0 5142 5408" draw:points="3781,0 0,2467 0,5408 5142,2053 3802,0">
          <text:p/>
        </draw:polygon>
        <draw:polygon draw:style-name="Mgr7" draw:text-style-name="MP10" draw:layer="backgroundobjects" svg:width="5.59cm" svg:height="5.64cm" svg:x="0cm" svg:y="6.466cm" svg:viewBox="0 0 5591 5641" draw:points="4291,0 0,2799 0,5641 5591,1993">
          <text:p/>
        </draw:polygon>
        <draw:polygon draw:style-name="Mgr8" draw:text-style-name="MP11" draw:layer="backgroundobjects" svg:width="8.87cm" svg:height="8.997cm" svg:x="0cm" svg:y="0.557cm" svg:viewBox="0 0 8871 8998" draw:points="6776,0 0,4422 0,8998 8871,3210">
          <text:p/>
        </draw:polygon>
        <draw:polygon draw:style-name="Mgr9" draw:layer="backgroundobjects" svg:width="9cm" svg:height="8.3cm" svg:x="0cm" svg:y="7.447cm" svg:viewBox="0 0 9001 8301" draw:points="7038,0 0,4602 0,8301 912,8301 9001,3013">
          <text:p/>
        </draw:polygon>
        <draw:polygon draw:style-name="Mgr6" draw:text-style-name="MP9" draw:layer="backgroundobjects" svg:width="4.355cm" svg:height="1.992cm" svg:x="0.771cm" svg:y="13.825cm" svg:viewBox="0 0 4356 1993" draw:points="3055,0 0,1993 4356,1993">
          <text:p/>
        </draw:polygon>
        <draw:polygon draw:style-name="Mgr10" draw:layer="backgroundobjects" svg:width="3.885cm" svg:height="2.535cm" svg:x="0cm" svg:y="0cm" svg:viewBox="0 0 3886 2536" draw:points="0,0 0,2536 3886,0">
          <text:p/>
        </draw:polygon>
      </draw:g>
      <draw:frame presentation:style-name="Table_20_of_20_Content-title" draw:layer="backgroundobjects" svg:width="13.75cm" svg:height="3.125cm" draw:transform="rotate (-1.5707963267949) translate (26.69cm 1cm)" presentation:class="title" presentation:placeholder="true">
        <draw:text-box/>
      </draw:frame>
      <draw:frame presentation:style-name="Table_20_of_20_Content-outline1" draw:layer="backgroundobjects" svg:width="17.5cm" svg:height="14cm" svg:x="6.5cm" svg:y="1cm" presentation:class="outline" presentation:placeholder="true">
        <draw:text-box/>
      </draw:frame>
      <presentation:notes style:page-layout-name="PM0">
        <draw:page-thumbnail presentation:style-name="Table_20_of_20_Content-title" draw:layer="backgroundobjects" svg:width="17cm" svg:height="9.56cm" svg:x="2cm" svg:y="2.5cm" presentation:class="page"/>
        <draw:frame presentation:style-name="Table_20_of_20_Content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3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  <style:master-page style:name="Topic_20_Title_20_1" style:display-name="Topic Title 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5">
        <draw:polygon draw:style-name="Mgr9" draw:layer="backgroundobjects" svg:width="4.23cm" svg:height="4.23cm" svg:x="5.77cm" svg:y="2.254cm" svg:viewBox="0 0 4231 4231" draw:points="1057,3165 0,2098 2116,0 4231,2133 2114,4231">
          <text:p/>
        </draw:polygon>
        <draw:polygon draw:style-name="Mgr9" draw:layer="backgroundobjects" svg:width="4.23cm" svg:height="4.23cm" svg:x="3.307cm" svg:y="4.675cm" svg:viewBox="0 0 4231 4231" draw:points="1057,3165 0,2098 2116,0 4231,2133 2114,4231">
          <text:p/>
        </draw:polygon>
        <draw:polygon draw:style-name="Mgr9" draw:layer="backgroundobjects" svg:width="4.23cm" svg:height="4.23cm" svg:x="5.77cm" svg:y="7.341cm" svg:viewBox="0 0 4231 4231" draw:points="1057,3165 0,2098 2116,0 4231,2133 2114,4231">
          <text:p/>
        </draw:polygon>
        <draw:polygon draw:style-name="Mgr9" draw:layer="backgroundobjects" svg:width="4.23cm" svg:height="4.23cm" svg:x="3.307cm" svg:y="9.762cm" svg:viewBox="0 0 4231 4231" draw:points="1057,3165 0,2098 2116,0 4231,2133 2114,4231">
          <text:p/>
        </draw:polygon>
        <draw:polygon draw:style-name="Mgr11" draw:text-style-name="MP12" draw:layer="backgroundobjects" svg:width="4.23cm" svg:height="4.23cm" svg:x="5.77cm" svg:y="1.845cm" svg:viewBox="0 0 4231 4231" draw:points="1057,3165 0,2098 2116,0 4231,2133 2114,4231">
          <text:p/>
        </draw:polygon>
        <draw:polygon draw:style-name="Mgr11" draw:text-style-name="MP12" draw:layer="backgroundobjects" svg:width="4.23cm" svg:height="4.23cm" svg:x="3.307cm" svg:y="4.266cm" svg:viewBox="0 0 4231 4231" draw:points="1057,3165 0,2098 2116,0 4231,2133 2114,4231">
          <text:p/>
        </draw:polygon>
        <draw:polygon draw:style-name="Mgr11" draw:text-style-name="MP12" draw:layer="backgroundobjects" svg:width="4.23cm" svg:height="4.23cm" svg:x="5.77cm" svg:y="6.933cm" svg:viewBox="0 0 4231 4231" draw:points="1057,3165 0,2098 2116,0 4231,2133 2114,4231">
          <text:p/>
        </draw:polygon>
        <draw:polygon draw:style-name="Mgr11" draw:text-style-name="MP12" draw:layer="backgroundobjects" svg:width="4.23cm" svg:height="4.231cm" svg:x="3.307cm" svg:y="9.353cm" svg:viewBox="0 0 4231 4232" draw:points="1057,3165 0,2098 2116,0 4231,2133 2114,4232">
          <text:p/>
        </draw:polygon>
      </draw:g>
      <draw:g draw:style-name="Mgr4">
        <draw:line draw:style-name="Mgr12" draw:text-style-name="MP13" draw:layer="backgroundobjects" svg:x1="27.287cm" svg:y1="0.578cm" svg:x2="27.287cm" svg:y2="7.065cm">
          <text:p/>
        </draw:line>
        <draw:custom-shape draw:style-name="Mgr6" draw:text-style-name="MP9" draw:layer="layout" svg:width="0.223cm" svg:height="0.223cm" svg:x="27.175cm" svg:y="6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27.175cm" svg:y="7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27.175cm" svg:y="8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0" draw:layer="layout" svg:width="0.223cm" svg:height="0.223cm" svg:x="27.175cm" svg:y="8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1" draw:text-style-name="MP12" draw:layer="backgroundobjects" svg:x1="27.287cm" svg:y1="8.673cm" svg:x2="27.287cm" svg:y2="15.16cm">
          <text:p/>
        </draw:line>
      </draw:g>
      <draw:g draw:style-name="Mgr5">
        <draw:polygon draw:style-name="Mgr13" draw:layer="backgroundobjects" svg:width="8cm" svg:height="0.5cm" svg:x="0cm" svg:y="15.25cm" svg:viewBox="0 0 8001 501" draw:points="0,0 8001,0 8001,501 0,501">
          <text:p/>
        </draw:polygon>
        <draw:polygon draw:style-name="Mgr14" draw:layer="backgroundobjects" svg:width="8cm" svg:height="0.5cm" svg:x="8cm" svg:y="15.25cm" svg:viewBox="0 0 8001 501" draw:points="0,0 8001,0 8001,501 0,501">
          <text:p/>
        </draw:polygon>
        <draw:polygon draw:style-name="Mgr15" draw:layer="backgroundobjects" svg:width="8cm" svg:height="0.5cm" svg:x="16cm" svg:y="15.25cm" svg:viewBox="0 0 8001 501" draw:points="0,0 8001,0 8001,501 0,501">
          <text:p/>
        </draw:polygon>
        <draw:polygon draw:style-name="Mgr16" draw:layer="backgroundobjects" svg:width="4cm" svg:height="0.5cm" svg:x="24cm" svg:y="15.25cm" svg:viewBox="0 0 4001 501" draw:points="0,0 4001,0 4001,501 0,501">
          <text:p/>
        </draw:polygon>
      </draw:g>
      <draw:frame presentation:style-name="Topic_20_Title_20_1-title" draw:layer="backgroundobjects" svg:width="12cm" svg:height="3cm" svg:x="13cm" svg:y="4.75cm" presentation:class="title" presentation:placeholder="true">
        <draw:text-box/>
      </draw:frame>
      <draw:frame presentation:style-name="Topic_20_Title_20_1-outline1" draw:layer="backgroundobjects" svg:width="16.7cm" svg:height="6.5cm" svg:x="10cm" svg:y="8cm" presentation:class="outline" presentation:placeholder="true">
        <draw:text-box/>
      </draw:frame>
      <presentation:notes style:page-layout-name="PM0">
        <draw:page-thumbnail presentation:style-name="Topic_20_Title_20_1-title" draw:layer="backgroundobjects" svg:width="17cm" svg:height="9.56cm" svg:x="2cm" svg:y="2.5cm" presentation:class="page"/>
        <draw:frame presentation:style-name="Topic_20_Title_20_1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3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  <style:master-page style:name="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4">
        <draw:line draw:style-name="Mgr12" draw:text-style-name="MP13" draw:layer="backgroundobjects" svg:x1="6.712cm" svg:y1="0.711cm" svg:x2="13.197cm" svg:y2="0.711cm">
          <text:p/>
        </draw:line>
        <draw:custom-shape draw:style-name="Mgr6" draw:text-style-name="MP9" draw:layer="layout" svg:width="0.223cm" svg:height="0.223cm" svg:x="13.08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13.617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14.162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0" draw:layer="layout" svg:width="0.223cm" svg:height="0.223cm" svg:x="14.694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1" draw:text-style-name="MP12" draw:layer="backgroundobjects" svg:x1="14.806cm" svg:y1="0.711cm" svg:x2="21.291cm" svg:y2="0.711cm">
          <text:p/>
        </draw:line>
      </draw:g>
      <draw:g draw:style-name="Mgr4">
        <draw:line draw:style-name="Mgr11" draw:text-style-name="MP12" draw:layer="backgroundobjects" svg:x1="6.712cm" svg:y1="15.24cm" svg:x2="13.197cm" svg:y2="15.24cm">
          <text:p/>
        </draw:line>
        <draw:custom-shape draw:style-name="Mgr7" draw:text-style-name="MP10" draw:layer="layout" svg:width="0.223cm" svg:height="0.223cm" svg:x="13.086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13.617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14.162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9" draw:layer="layout" svg:width="0.223cm" svg:height="0.223cm" svg:x="14.694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2" draw:text-style-name="MP13" draw:layer="backgroundobjects" svg:x1="14.806cm" svg:y1="15.24cm" svg:x2="21.291cm" svg:y2="15.24cm">
          <text:p/>
        </draw:line>
      </draw:g>
      <draw:frame presentation:style-name="Content-title" draw:layer="backgroundobjects" svg:width="25.2cm" svg:height="2.629cm" svg:x="1.4cm" svg:y="0.628cm" presentation:class="title" presentation:placeholder="true">
        <draw:text-box/>
      </draw:frame>
      <draw:frame presentation:style-name="Content-outline1" draw:layer="backgroundobjects" svg:width="25.2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3" draw:text-style-name="MP14" draw:layer="backgroundobjects" svg:width="8.875cm" svg:height="1.085cm" svg:x="9.576cm" svg:y="14.348cm" presentation:class="footer">
        <draw:text-box>
          <text:p text:style-name="MP14"><presentation:footer/></text:p>
        </draw:text-box>
      </draw:frame>
      <draw:frame presentation:style-name="Mpr13" draw:text-style-name="MP3" draw:layer="backgroundobjects" svg:width="6.523cm" svg:height="1.085cm" svg:x="20.076cm" svg:y="14.348cm" presentation:class="page-number">
        <draw:text-box>
          <text:p text:style-name="MP3"><text:page-number>&lt;numero&gt;</text:page-number></text:p>
        </draw:text-box>
      </draw:frame>
      <presentation:notes style:page-layout-name="PM0">
        <draw:page-thumbnail presentation:style-name="Content-title" draw:layer="backgroundobjects" svg:width="17cm" svg:height="9.56cm" svg:x="2cm" svg:y="2.5cm" presentation:class="page"/>
        <draw:frame presentation:style-name="Content-notes" draw:layer="backgroundobjects" svg:width="17cm" svg:height="14cm" svg:x="2cm" svg:y="13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3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  <style:master-page style:name="Sample_20_Article" style:display-name="Sample Artic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4">
        <draw:line draw:style-name="Mgr12" draw:text-style-name="MP13" draw:layer="backgroundobjects" svg:x1="6.712cm" svg:y1="0.711cm" svg:x2="13.197cm" svg:y2="0.711cm">
          <text:p/>
        </draw:line>
        <draw:custom-shape draw:style-name="Mgr6" draw:text-style-name="MP9" draw:layer="layout" svg:width="0.223cm" svg:height="0.223cm" svg:x="13.08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13.617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14.162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0" draw:layer="layout" svg:width="0.223cm" svg:height="0.223cm" svg:x="14.694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1" draw:text-style-name="MP12" draw:layer="backgroundobjects" svg:x1="14.806cm" svg:y1="0.711cm" svg:x2="21.291cm" svg:y2="0.711cm">
          <text:p/>
        </draw:line>
      </draw:g>
      <draw:g draw:style-name="Mgr4">
        <draw:line draw:style-name="Mgr11" draw:text-style-name="MP12" draw:layer="backgroundobjects" svg:x1="6.712cm" svg:y1="15.24cm" svg:x2="13.197cm" svg:y2="15.24cm">
          <text:p/>
        </draw:line>
        <draw:custom-shape draw:style-name="Mgr7" draw:text-style-name="MP10" draw:layer="layout" svg:width="0.223cm" svg:height="0.223cm" svg:x="13.086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13.617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14.162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9" draw:layer="layout" svg:width="0.223cm" svg:height="0.223cm" svg:x="14.694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2" draw:text-style-name="MP13" draw:layer="backgroundobjects" svg:x1="14.806cm" svg:y1="15.24cm" svg:x2="21.291cm" svg:y2="15.24cm">
          <text:p/>
        </draw:line>
      </draw:g>
      <draw:polygon draw:style-name="Mgr6" draw:text-style-name="MP15" draw:layer="backgroundobjects" svg:width="7cm" svg:height="10.2cm" svg:x="0cm" svg:y="3.3cm" svg:viewBox="0 0 7001 10201" draw:points="0,0 7001,0 7001,10201 0,10201">
        <text:p/>
      </draw:polygon>
      <draw:polygon draw:style-name="Mgr10" draw:text-style-name="MP14" draw:layer="backgroundobjects" svg:width="7cm" svg:height="10.2cm" svg:x="7cm" svg:y="3.3cm" svg:viewBox="0 0 7001 10201" draw:points="0,0 7001,0 7001,10201 0,10201">
        <text:p/>
      </draw:polygon>
      <draw:polygon draw:style-name="Mgr8" draw:text-style-name="MP16" draw:layer="backgroundobjects" svg:width="7cm" svg:height="10.2cm" svg:x="14cm" svg:y="3.3cm" svg:viewBox="0 0 7001 10201" draw:points="0,0 7001,0 7001,10201 0,10201">
        <text:p/>
      </draw:polygon>
      <draw:polygon draw:style-name="Mgr7" draw:text-style-name="MP17" draw:layer="backgroundobjects" svg:width="7cm" svg:height="10.2cm" svg:x="21cm" svg:y="3.3cm" svg:viewBox="0 0 7001 10201" draw:points="0,0 7001,0 7001,10201 0,10201">
        <text:p/>
      </draw:polygon>
      <draw:frame presentation:style-name="Sample_20_Article-title" draw:layer="backgroundobjects" svg:width="25.2cm" svg:height="2.629cm" svg:x="1.4cm" svg:y="0.628cm" presentation:class="title" presentation:placeholder="true">
        <draw:text-box/>
      </draw:frame>
      <draw:frame presentation:style-name="Sample_20_Article-outline1" draw:layer="backgroundobjects" svg:width="25.2cm" svg:height="9.134cm" svg:x="1.4cm" svg:y="3.685cm" presentation:class="outline" presentation:placeholder="true">
        <draw:text-box/>
      </draw:frame>
      <draw:frame presentation:style-name="Mpr17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8" draw:text-style-name="MP14" draw:layer="backgroundobjects" svg:width="8.875cm" svg:height="1.085cm" svg:x="9.576cm" svg:y="14.348cm" presentation:class="footer">
        <draw:text-box>
          <text:p text:style-name="MP14"><presentation:footer/></text:p>
        </draw:text-box>
      </draw:frame>
      <draw:frame presentation:style-name="Mpr18" draw:text-style-name="MP3" draw:layer="backgroundobjects" svg:width="6.523cm" svg:height="1.085cm" svg:x="20.076cm" svg:y="14.348cm" presentation:class="page-number">
        <draw:text-box>
          <text:p text:style-name="MP3"><text:page-number>&lt;numero&gt;</text:page-number></text:p>
        </draw:text-box>
      </draw:frame>
      <presentation:notes style:page-layout-name="PM0">
        <draw:page-thumbnail presentation:style-name="Sample_20_Article-title" draw:layer="backgroundobjects" svg:width="17cm" svg:height="9.56cm" svg:x="2cm" svg:y="2.5cm" presentation:class="page"/>
        <draw:frame presentation:style-name="Sample_20_Article-notes" draw:layer="backgroundobjects" svg:width="17cm" svg:height="14cm" svg:x="2cm" svg:y="13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0" draw:text-style-name="MP3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  <style:master-page style:name="Topic_20_Title_20_2" style:display-name="Topic Title 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4">
        <draw:line draw:style-name="Mgr12" draw:text-style-name="MP13" draw:layer="backgroundobjects" svg:x1="27.287cm" svg:y1="0.578cm" svg:x2="27.287cm" svg:y2="7.065cm">
          <text:p/>
        </draw:line>
        <draw:custom-shape draw:style-name="Mgr6" draw:text-style-name="MP9" draw:layer="layout" svg:width="0.223cm" svg:height="0.223cm" svg:x="27.175cm" svg:y="6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27.175cm" svg:y="7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27.175cm" svg:y="8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0" draw:layer="layout" svg:width="0.223cm" svg:height="0.223cm" svg:x="27.175cm" svg:y="8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1" draw:text-style-name="MP12" draw:layer="backgroundobjects" svg:x1="27.287cm" svg:y1="8.673cm" svg:x2="27.287cm" svg:y2="15.16cm">
          <text:p/>
        </draw:line>
      </draw:g>
      <draw:g draw:style-name="Mgr5">
        <draw:polygon draw:style-name="Mgr13" draw:layer="backgroundobjects" svg:width="8cm" svg:height="0.5cm" svg:x="0cm" svg:y="15.25cm" svg:viewBox="0 0 8001 501" draw:points="0,0 8001,0 8001,501 0,501">
          <text:p/>
        </draw:polygon>
        <draw:polygon draw:style-name="Mgr14" draw:layer="backgroundobjects" svg:width="8cm" svg:height="0.5cm" svg:x="8cm" svg:y="15.25cm" svg:viewBox="0 0 8001 501" draw:points="0,0 8001,0 8001,501 0,501">
          <text:p/>
        </draw:polygon>
        <draw:polygon draw:style-name="Mgr15" draw:layer="backgroundobjects" svg:width="8cm" svg:height="0.5cm" svg:x="16cm" svg:y="15.25cm" svg:viewBox="0 0 8001 501" draw:points="0,0 8001,0 8001,501 0,501">
          <text:p/>
        </draw:polygon>
        <draw:polygon draw:style-name="Mgr16" draw:layer="backgroundobjects" svg:width="4cm" svg:height="0.5cm" svg:x="24cm" svg:y="15.25cm" svg:viewBox="0 0 4001 501" draw:points="0,0 4001,0 4001,501 0,501">
          <text:p/>
        </draw:polygon>
      </draw:g>
      <draw:g draw:style-name="Mgr5">
        <draw:polygon draw:style-name="Mgr10" draw:layer="backgroundobjects" svg:width="4.23cm" svg:height="4.23cm" svg:x="19.75cm" svg:y="2.254cm" svg:viewBox="0 0 4231 4231" draw:points="1057,3165 0,2098 2116,0 4231,2133 2114,4231">
          <text:p/>
        </draw:polygon>
        <draw:polygon draw:style-name="Mgr10" draw:layer="backgroundobjects" svg:width="4.23cm" svg:height="4.23cm" svg:x="17.25cm" svg:y="4.675cm" svg:viewBox="0 0 4231 4231" draw:points="1057,3165 0,2098 2116,0 4231,2133 2114,4231">
          <text:p/>
        </draw:polygon>
        <draw:polygon draw:style-name="Mgr10" draw:layer="backgroundobjects" svg:width="4.23cm" svg:height="4.23cm" svg:x="19.75cm" svg:y="7.341cm" svg:viewBox="0 0 4231 4231" draw:points="1057,3165 0,2098 2116,0 4231,2133 2114,4231">
          <text:p/>
        </draw:polygon>
        <draw:polygon draw:style-name="Mgr10" draw:layer="backgroundobjects" svg:width="4.23cm" svg:height="4.23cm" svg:x="17.25cm" svg:y="9.762cm" svg:viewBox="0 0 4231 4231" draw:points="1057,3165 0,2098 2116,0 4231,2133 2114,4231">
          <text:p/>
        </draw:polygon>
        <draw:polygon draw:style-name="Mgr11" draw:text-style-name="MP12" draw:layer="backgroundobjects" svg:width="4.23cm" svg:height="4.23cm" svg:x="19.75cm" svg:y="1.845cm" svg:viewBox="0 0 4231 4231" draw:points="1057,3165 0,2098 2116,0 4231,2133 2114,4231">
          <text:p/>
        </draw:polygon>
        <draw:polygon draw:style-name="Mgr11" draw:text-style-name="MP12" draw:layer="backgroundobjects" svg:width="4.23cm" svg:height="4.23cm" svg:x="17.25cm" svg:y="4.266cm" svg:viewBox="0 0 4231 4231" draw:points="1057,3165 0,2098 2116,0 4231,2133 2114,4231">
          <text:p/>
        </draw:polygon>
        <draw:polygon draw:style-name="Mgr11" draw:text-style-name="MP12" draw:layer="backgroundobjects" svg:width="4.23cm" svg:height="4.23cm" svg:x="19.75cm" svg:y="6.933cm" svg:viewBox="0 0 4231 4231" draw:points="1057,3165 0,2098 2116,0 4231,2133 2114,4231">
          <text:p/>
        </draw:polygon>
        <draw:polygon draw:style-name="Mgr11" draw:text-style-name="MP12" draw:layer="backgroundobjects" svg:width="4.23cm" svg:height="4.231cm" svg:x="17.25cm" svg:y="9.353cm" svg:viewBox="0 0 4231 4232" draw:points="1057,3165 0,2098 2116,0 4231,2133 2114,4232">
          <text:p/>
        </draw:polygon>
      </draw:g>
      <draw:frame presentation:style-name="Topic_20_Title_20_2-title" draw:layer="backgroundobjects" svg:width="12cm" svg:height="3cm" svg:x="5cm" svg:y="4.75cm" presentation:class="title" presentation:placeholder="true">
        <draw:text-box/>
      </draw:frame>
      <draw:frame presentation:style-name="Topic_20_Title_20_2-outline1" draw:layer="backgroundobjects" svg:width="16.7cm" svg:height="6.5cm" svg:x="5cm" svg:y="8cm" presentation:class="outline" presentation:placeholder="true">
        <draw:text-box/>
      </draw:frame>
      <presentation:notes style:page-layout-name="PM0">
        <draw:page-thumbnail presentation:style-name="Topic_20_Title_20_2-title" draw:layer="backgroundobjects" svg:width="17cm" svg:height="9.56cm" svg:x="2cm" svg:y="2.5cm" presentation:class="page"/>
        <draw:frame presentation:style-name="Topic_20_Title_20_2-notes" draw:layer="backgroundobjects" svg:width="17cm" svg:height="14cm" svg:x="2cm" svg:y="13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3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  <style:master-page style:name="Insert_20_Picture" style:display-name="Insert Pictur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4">
        <draw:line draw:style-name="Mgr12" draw:text-style-name="MP13" draw:layer="backgroundobjects" svg:x1="6.712cm" svg:y1="0.711cm" svg:x2="13.197cm" svg:y2="0.711cm">
          <text:p/>
        </draw:line>
        <draw:custom-shape draw:style-name="Mgr6" draw:text-style-name="MP9" draw:layer="layout" svg:width="0.223cm" svg:height="0.223cm" svg:x="13.08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13.617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14.162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0" draw:layer="layout" svg:width="0.223cm" svg:height="0.223cm" svg:x="14.694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1" draw:text-style-name="MP12" draw:layer="backgroundobjects" svg:x1="14.806cm" svg:y1="0.711cm" svg:x2="21.291cm" svg:y2="0.711cm">
          <text:p/>
        </draw:line>
      </draw:g>
      <draw:path draw:style-name="Mgr6" draw:text-style-name="MP9" draw:layer="backgroundobjects" svg:width="16.8cm" svg:height="15.75cm" svg:x="11.2cm" svg:y="0cm" svg:viewBox="0 0 16801 15751" svg:d="M16801 0c0 5250 0 10501 0 15751-5600 0-11200 0-16801 0 0-12462 11877-15751 16801-15751z">
        <text:p/>
      </draw:path>
      <draw:frame presentation:style-name="Insert_20_Picture-title" draw:layer="backgroundobjects" svg:width="11.6cm" svg:height="2.629cm" svg:x="1.4cm" svg:y="1.3cm" presentation:class="title" presentation:placeholder="true">
        <draw:text-box/>
      </draw:frame>
      <draw:frame presentation:style-name="Insert_20_Picture-outline1" draw:layer="backgroundobjects" svg:width="11.6cm" svg:height="10.2cm" svg:x="1.4cm" svg:y="4.3cm" presentation:class="outline" presentation:placeholder="true">
        <draw:text-box/>
      </draw:frame>
      <draw:g draw:style-name="Mgr5">
        <draw:polygon draw:style-name="Mgr17" draw:layer="backgroundobjects" svg:width="13.2cm" svg:height="13.2cm" svg:x="13.5cm" svg:y="1.3cm" svg:viewBox="0 0 13201 13201" draw:points="0,0 13201,0 13201,13201 0,13201">
          <text:p/>
        </draw:polygon>
        <draw:polygon draw:style-name="Mgr17" draw:layer="backgroundobjects" svg:width="11.6cm" svg:height="11.6cm" svg:x="14.3cm" svg:y="2.1cm" svg:viewBox="0 0 11601 11601" draw:points="0,0 11601,0 11601,11601 0,11601">
          <text:p/>
        </draw:polygon>
      </draw:g>
      <draw:frame presentation:style-name="Mpr25" draw:text-style-name="MP2" draw:layer="backgroundobjects" svg:width="6.523cm" svg:height="0.7cm" svg:x="1.4cm" svg:y="14.7cm" presentation:class="date-time">
        <draw:text-box>
          <text:p text:style-name="MP1"><presentation:date-time/></text:p>
        </draw:text-box>
      </draw:frame>
      <draw:frame presentation:style-name="Mpr25" draw:text-style-name="MP18" draw:layer="backgroundobjects" svg:width="8.875cm" svg:height="0.7cm" svg:x="9.576cm" svg:y="14.7cm" presentation:class="footer">
        <draw:text-box>
          <text:p text:style-name="MP14"><presentation:footer/></text:p>
        </draw:text-box>
      </draw:frame>
      <draw:frame presentation:style-name="Mpr25" draw:text-style-name="MP4" draw:layer="backgroundobjects" svg:width="6.523cm" svg:height="0.7cm" svg:x="20.076cm" svg:y="14.7cm" presentation:class="page-number">
        <draw:text-box>
          <text:p text:style-name="MP3"><text:page-number>&lt;numero&gt;</text:page-number></text:p>
        </draw:text-box>
      </draw:frame>
      <presentation:notes style:page-layout-name="PM0">
        <draw:page-thumbnail presentation:style-name="Insert_20_Picture-title" draw:layer="backgroundobjects" svg:width="17cm" svg:height="9.56cm" svg:x="2cm" svg:y="2.5cm" presentation:class="page"/>
        <draw:frame presentation:style-name="Insert_20_Picture-notes" draw:layer="backgroundobjects" svg:width="17cm" svg:height="14cm" svg:x="2cm" svg:y="13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  <style:master-page style:name="Insert_20_Picture_20_1" style:display-name="Insert Picture 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4">
        <draw:line draw:style-name="Mgr12" draw:text-style-name="MP13" draw:layer="backgroundobjects" svg:x1="6.712cm" svg:y1="0.711cm" svg:x2="13.197cm" svg:y2="0.711cm">
          <text:p/>
        </draw:line>
        <draw:custom-shape draw:style-name="Mgr6" draw:text-style-name="MP9" draw:layer="layout" svg:width="0.223cm" svg:height="0.223cm" svg:x="13.08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13.617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14.162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0" draw:layer="layout" svg:width="0.223cm" svg:height="0.223cm" svg:x="14.694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1" draw:text-style-name="MP12" draw:layer="backgroundobjects" svg:x1="14.806cm" svg:y1="0.711cm" svg:x2="21.291cm" svg:y2="0.711cm">
          <text:p/>
        </draw:line>
      </draw:g>
      <draw:polygon draw:style-name="Mgr10" draw:layer="backgroundobjects" svg:width="9cm" svg:height="9cm" svg:x="0cm" svg:y="3.375cm" svg:viewBox="0 0 9001 9001" draw:points="0,0 9001,0 9001,9001 0,9001">
        <text:p/>
      </draw:polygon>
      <draw:frame presentation:style-name="Insert_20_Picture_20_1-title" draw:layer="backgroundobjects" svg:width="12cm" svg:height="2.629cm" svg:x="14.5cm" svg:y="1.3cm" presentation:class="title" presentation:placeholder="true">
        <draw:text-box/>
      </draw:frame>
      <draw:frame presentation:style-name="Insert_20_Picture_20_1-outline1" draw:layer="backgroundobjects" svg:width="12cm" svg:height="10.2cm" svg:x="14.5cm" svg:y="4.3cm" presentation:class="outline" presentation:placeholder="true">
        <draw:text-box/>
      </draw:frame>
      <draw:g draw:style-name="Mgr5">
        <draw:polygon draw:style-name="Mgr18" draw:text-style-name="MP12" draw:layer="backgroundobjects" svg:width="13.2cm" svg:height="13.2cm" svg:x="0.5cm" svg:y="1.3cm" svg:viewBox="0 0 13201 13201" draw:points="0,0 13201,0 13201,13201 0,13201">
          <text:p/>
        </draw:polygon>
        <draw:polygon draw:style-name="Mgr18" draw:text-style-name="MP12" draw:layer="backgroundobjects" svg:width="11.6cm" svg:height="11.6cm" svg:x="1.3cm" svg:y="2.1cm" svg:viewBox="0 0 11601 11601" draw:points="0,0 11601,0 11601,11601 0,11601">
          <text:p/>
        </draw:polygon>
      </draw:g>
      <draw:frame presentation:style-name="Mpr27" draw:text-style-name="MP2" draw:layer="backgroundobjects" svg:width="6.523cm" svg:height="0.7cm" svg:x="1.4cm" svg:y="14.7cm" presentation:class="date-time">
        <draw:text-box>
          <text:p text:style-name="MP1"><presentation:date-time/></text:p>
        </draw:text-box>
      </draw:frame>
      <draw:frame presentation:style-name="Mpr28" draw:text-style-name="MP14" draw:layer="backgroundobjects" svg:width="8.875cm" svg:height="0.7cm" svg:x="9.576cm" svg:y="14.7cm" presentation:class="footer">
        <draw:text-box>
          <text:p text:style-name="MP14"><presentation:footer/></text:p>
        </draw:text-box>
      </draw:frame>
      <draw:frame presentation:style-name="Mpr28" draw:text-style-name="MP3" draw:layer="backgroundobjects" svg:width="6.523cm" svg:height="0.7cm" svg:x="20.076cm" svg:y="14.7cm" presentation:class="page-number">
        <draw:text-box>
          <text:p text:style-name="MP3"><text:page-number>&lt;numero&gt;</text:page-number></text:p>
        </draw:text-box>
      </draw:frame>
      <presentation:notes style:page-layout-name="PM0">
        <draw:page-thumbnail presentation:style-name="Insert_20_Picture_20_1-title" draw:layer="backgroundobjects" svg:width="17cm" svg:height="9.56cm" svg:x="2cm" svg:y="2.5cm" presentation:class="page"/>
        <draw:frame presentation:style-name="Insert_20_Picture_20_1-notes" draw:layer="backgroundobjects" svg:width="17cm" svg:height="14cm" svg:x="2cm" svg:y="13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0" draw:text-style-name="MP3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  <style:master-page style:name="Topic_20_Title_20_3" style:display-name="Topic Title 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4">
        <draw:line draw:style-name="Mgr12" draw:text-style-name="MP13" draw:layer="backgroundobjects" svg:x1="27.287cm" svg:y1="0.578cm" svg:x2="27.287cm" svg:y2="7.065cm">
          <text:p/>
        </draw:line>
        <draw:custom-shape draw:style-name="Mgr6" draw:text-style-name="MP9" draw:layer="layout" svg:width="0.223cm" svg:height="0.223cm" svg:x="27.175cm" svg:y="6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27.175cm" svg:y="7.4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27.175cm" svg:y="8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0" draw:layer="layout" svg:width="0.223cm" svg:height="0.223cm" svg:x="27.175cm" svg:y="8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1" draw:text-style-name="MP12" draw:layer="backgroundobjects" svg:x1="27.287cm" svg:y1="8.673cm" svg:x2="27.287cm" svg:y2="15.16cm">
          <text:p/>
        </draw:line>
      </draw:g>
      <draw:g draw:style-name="Mgr5">
        <draw:polygon draw:style-name="Mgr13" draw:layer="backgroundobjects" svg:width="8cm" svg:height="0.5cm" svg:x="0cm" svg:y="15.25cm" svg:viewBox="0 0 8001 501" draw:points="0,0 8001,0 8001,501 0,501">
          <text:p/>
        </draw:polygon>
        <draw:polygon draw:style-name="Mgr14" draw:layer="backgroundobjects" svg:width="8cm" svg:height="0.5cm" svg:x="8cm" svg:y="15.25cm" svg:viewBox="0 0 8001 501" draw:points="0,0 8001,0 8001,501 0,501">
          <text:p/>
        </draw:polygon>
        <draw:polygon draw:style-name="Mgr15" draw:layer="backgroundobjects" svg:width="8cm" svg:height="0.5cm" svg:x="16cm" svg:y="15.25cm" svg:viewBox="0 0 8001 501" draw:points="0,0 8001,0 8001,501 0,501">
          <text:p/>
        </draw:polygon>
        <draw:polygon draw:style-name="Mgr16" draw:layer="backgroundobjects" svg:width="4cm" svg:height="0.5cm" svg:x="24cm" svg:y="15.25cm" svg:viewBox="0 0 4001 501" draw:points="0,0 4001,0 4001,501 0,501">
          <text:p/>
        </draw:polygon>
      </draw:g>
      <draw:g draw:style-name="Mgr5">
        <draw:polygon draw:style-name="Mgr8" draw:text-style-name="MP11" draw:layer="backgroundobjects" svg:width="4.23cm" svg:height="4.23cm" svg:x="19.75cm" svg:y="2.254cm" svg:viewBox="0 0 4231 4231" draw:points="1057,3165 0,2098 2116,0 4231,2133 2114,4231">
          <text:p/>
        </draw:polygon>
        <draw:polygon draw:style-name="Mgr8" draw:text-style-name="MP11" draw:layer="backgroundobjects" svg:width="4.23cm" svg:height="4.23cm" svg:x="17.25cm" svg:y="4.675cm" svg:viewBox="0 0 4231 4231" draw:points="1057,3165 0,2098 2116,0 4231,2133 2114,4231">
          <text:p/>
        </draw:polygon>
        <draw:polygon draw:style-name="Mgr8" draw:text-style-name="MP11" draw:layer="backgroundobjects" svg:width="4.23cm" svg:height="4.23cm" svg:x="19.75cm" svg:y="7.341cm" svg:viewBox="0 0 4231 4231" draw:points="1057,3165 0,2098 2116,0 4231,2133 2114,4231">
          <text:p/>
        </draw:polygon>
        <draw:polygon draw:style-name="Mgr8" draw:text-style-name="MP11" draw:layer="backgroundobjects" svg:width="4.23cm" svg:height="4.23cm" svg:x="17.25cm" svg:y="9.762cm" svg:viewBox="0 0 4231 4231" draw:points="1057,3165 0,2098 2116,0 4231,2133 2114,4231">
          <text:p/>
        </draw:polygon>
        <draw:polygon draw:style-name="Mgr11" draw:text-style-name="MP12" draw:layer="backgroundobjects" svg:width="4.23cm" svg:height="4.23cm" svg:x="19.75cm" svg:y="1.845cm" svg:viewBox="0 0 4231 4231" draw:points="1057,3165 0,2098 2116,0 4231,2133 2114,4231">
          <text:p/>
        </draw:polygon>
        <draw:polygon draw:style-name="Mgr11" draw:text-style-name="MP12" draw:layer="backgroundobjects" svg:width="4.23cm" svg:height="4.23cm" svg:x="17.25cm" svg:y="4.266cm" svg:viewBox="0 0 4231 4231" draw:points="1057,3165 0,2098 2116,0 4231,2133 2114,4231">
          <text:p/>
        </draw:polygon>
        <draw:polygon draw:style-name="Mgr11" draw:text-style-name="MP12" draw:layer="backgroundobjects" svg:width="4.23cm" svg:height="4.23cm" svg:x="19.75cm" svg:y="6.933cm" svg:viewBox="0 0 4231 4231" draw:points="1057,3165 0,2098 2116,0 4231,2133 2114,4231">
          <text:p/>
        </draw:polygon>
        <draw:polygon draw:style-name="Mgr11" draw:text-style-name="MP12" draw:layer="backgroundobjects" svg:width="4.23cm" svg:height="4.231cm" svg:x="17.25cm" svg:y="9.353cm" svg:viewBox="0 0 4231 4232" draw:points="1057,3165 0,2098 2116,0 4231,2133 2114,4232">
          <text:p/>
        </draw:polygon>
      </draw:g>
      <draw:frame presentation:style-name="Topic_20_Title_20_3-title" draw:layer="backgroundobjects" svg:width="12cm" svg:height="3cm" svg:x="5cm" svg:y="4.75cm" presentation:class="title" presentation:placeholder="true">
        <draw:text-box/>
      </draw:frame>
      <draw:frame presentation:style-name="Topic_20_Title_20_3-outline1" draw:layer="backgroundobjects" svg:width="16.7cm" svg:height="6.5cm" svg:x="5cm" svg:y="8cm" presentation:class="outline" presentation:placeholder="true">
        <draw:text-box/>
      </draw:frame>
      <presentation:notes style:page-layout-name="PM0">
        <draw:page-thumbnail presentation:style-name="Topic_20_Title_20_3-title" draw:layer="backgroundobjects" svg:width="17cm" svg:height="9.56cm" svg:x="2cm" svg:y="2.5cm" presentation:class="page"/>
        <draw:frame presentation:style-name="Topic_20_Title_20_3-notes" draw:layer="backgroundobjects" svg:width="17cm" svg:height="14cm" svg:x="2cm" svg:y="13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3" draw:text-style-name="MP3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  <style:master-page style:name="List_20_Content" style:display-name="List 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4">
        <draw:line draw:style-name="Mgr12" draw:text-style-name="MP13" draw:layer="backgroundobjects" svg:x1="6.712cm" svg:y1="0.711cm" svg:x2="13.197cm" svg:y2="0.711cm">
          <text:p/>
        </draw:line>
        <draw:custom-shape draw:style-name="Mgr6" draw:text-style-name="MP9" draw:layer="layout" svg:width="0.223cm" svg:height="0.223cm" svg:x="13.08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13.617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14.162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0" draw:layer="layout" svg:width="0.223cm" svg:height="0.223cm" svg:x="14.694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1" draw:text-style-name="MP12" draw:layer="backgroundobjects" svg:x1="14.806cm" svg:y1="0.711cm" svg:x2="21.291cm" svg:y2="0.711cm">
          <text:p/>
        </draw:line>
      </draw:g>
      <draw:g draw:style-name="Mgr4">
        <draw:line draw:style-name="Mgr11" draw:text-style-name="MP12" draw:layer="backgroundobjects" svg:x1="6.712cm" svg:y1="15.24cm" svg:x2="13.197cm" svg:y2="15.24cm">
          <text:p/>
        </draw:line>
        <draw:custom-shape draw:style-name="Mgr7" draw:text-style-name="MP10" draw:layer="layout" svg:width="0.223cm" svg:height="0.223cm" svg:x="13.086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13.617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14.162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6" draw:text-style-name="MP9" draw:layer="layout" svg:width="0.223cm" svg:height="0.223cm" svg:x="14.694cm" svg:y="1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Mgr12" draw:text-style-name="MP13" draw:layer="backgroundobjects" svg:x1="14.806cm" svg:y1="15.24cm" svg:x2="21.291cm" svg:y2="15.24cm">
          <text:p/>
        </draw:line>
      </draw:g>
      <draw:path draw:style-name="Mgr10" draw:layer="backgroundobjects" svg:width="7.805cm" svg:height="15.747cm" svg:x="20.194cm" svg:y="0.003cm" svg:viewBox="0 0 7806 15748" svg:d="M7806 0c-4311 0-7806 3495-7806 7805s3495 7943 7806 7943c0-5249 0-10499 0-15748z">
        <text:p/>
      </draw:path>
      <draw:frame presentation:style-name="List_20_Content-title" draw:layer="backgroundobjects" svg:width="25.199cm" svg:height="2.629cm" svg:x="1.4cm" svg:y="0.628cm" presentation:class="title" presentation:placeholder="true">
        <draw:text-box/>
      </draw:frame>
      <draw:frame presentation:style-name="List_20_Content-outline1" draw:layer="backgroundobjects" svg:width="25.199cm" svg:height="9.134cm" svg:x="1.4cm" svg:y="3.685cm" presentation:class="outline" presentation:placeholder="true">
        <draw:text-box/>
      </draw:frame>
      <draw:frame presentation:style-name="Mpr35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36" draw:text-style-name="MP14" draw:layer="backgroundobjects" svg:width="8.875cm" svg:height="1.085cm" svg:x="9.576cm" svg:y="14.348cm" presentation:class="footer">
        <draw:text-box>
          <text:p text:style-name="MP14"><presentation:footer/></text:p>
        </draw:text-box>
      </draw:frame>
      <draw:frame presentation:style-name="Mpr36" draw:text-style-name="MP3" draw:layer="backgroundobjects" svg:width="6.523cm" svg:height="1.085cm" svg:x="20.076cm" svg:y="14.348cm" presentation:class="page-number">
        <draw:text-box>
          <text:p text:style-name="MP3"><text:page-number>&lt;numero&gt;</text:page-number></text:p>
        </draw:text-box>
      </draw:frame>
      <presentation:notes style:page-layout-name="PM0">
        <draw:page-thumbnail presentation:style-name="List_20_Content-title" draw:layer="backgroundobjects" svg:width="17cm" svg:height="9.56cm" svg:x="2cm" svg:y="2.5cm" presentation:class="page"/>
        <draw:frame presentation:style-name="List_20_Content-notes" draw:layer="backgroundobjects" svg:width="17cm" svg:height="14cm" svg:x="2cm" svg:y="13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8" draw:text-style-name="MP3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  <style:master-page style:name="Greetings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style-name="Mgr4">
        <draw:custom-shape draw:style-name="Mgr6" draw:text-style-name="MP9" draw:layer="layout" svg:width="0.223cm" svg:height="0.223cm" svg:x="13.08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10" draw:layer="layout" svg:width="0.223cm" svg:height="0.223cm" svg:x="13.617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8" draw:text-style-name="MP11" draw:layer="layout" svg:width="0.223cm" svg:height="0.223cm" svg:x="14.162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Mgr7" draw:text-style-name="MP10" draw:layer="layout" svg:width="0.223cm" svg:height="0.223cm" svg:x="14.694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frame presentation:style-name="Greetings-title" draw:layer="backgroundobjects" svg:width="25.2cm" svg:height="2.629cm" svg:x="1.4cm" svg:y="0.628cm" presentation:class="title" presentation:placeholder="true">
        <draw:text-box/>
      </draw:frame>
      <draw:frame presentation:style-name="Greetings-outline1" draw:layer="backgroundobjects" svg:width="25.2cm" svg:height="9.134cm" svg:x="1.4cm" svg:y="3.685cm" presentation:class="outline" presentation:placeholder="true">
        <draw:text-box/>
      </draw:frame>
      <draw:frame presentation:style-name="Mpr40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41" draw:text-style-name="MP14" draw:layer="backgroundobjects" svg:width="8.875cm" svg:height="1.085cm" svg:x="9.576cm" svg:y="14.348cm" presentation:class="footer">
        <draw:text-box>
          <text:p text:style-name="MP14"><presentation:footer/></text:p>
        </draw:text-box>
      </draw:frame>
      <draw:frame presentation:style-name="Mpr41" draw:text-style-name="MP3" draw:layer="backgroundobjects" svg:width="6.523cm" svg:height="1.085cm" svg:x="20.076cm" svg:y="14.348cm" presentation:class="page-number">
        <draw:text-box>
          <text:p text:style-name="MP3"><text:page-number>&lt;numero&gt;</text:page-number></text:p>
        </draw:text-box>
      </draw:frame>
      <presentation:notes style:page-layout-name="PM0">
        <draw:page-thumbnail presentation:style-name="Greetings-title" draw:layer="backgroundobjects" svg:width="17cm" svg:height="9.56cm" svg:x="2cm" svg:y="2.5cm" presentation:class="page"/>
        <draw:frame presentation:style-name="Greetings-notes" draw:layer="backgroundobjects" svg:width="17cm" svg:height="14cm" svg:x="2cm" svg:y="13cm" presentation:class="notes" presentation:placeholder="true">
          <draw:text-box/>
        </draw:frame>
        <draw:frame presentation:style-name="Mpr4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3" draw:text-style-name="MP3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4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Candy</dc:title>
    <dc:description>
               Candy - LibreOffice Impress Template
by Ermin D. Alita, Annisa Aulia Rasyidah, Laila Muhdi, Cahyaning Asih, and @li_Orch

This template is made as an answer to Indonesian LibreOffice Community and
Gimpscape ID's call-to-arms to contribute to the 10th anniversary of
LibreOffice celebration.

This work is licensed under the Creative Commons Attribution-ShareAlike 4.0 International License
by Ermin D. Alita, Annisa Aulia Rasyidah, Laila Muhdi, Cahyaning Asih, and @li_Orch.
To view a copy of this license, visit https://creativecommons.org/licenses/by-sa/4.0/legalcode
or send a letter to Creative Commons,
PO Box 1866, Mountain View, CA 94042, USA.

Credit: @lken__ @menddelingding_ @ealita.id @li_orch @cahyaning_asih
Bidadari Gimpscape
Slide 8: Illustration by Falia Vicky
Slide 9: Illustration by Muhammad Aria
    </dc:description>
    <meta:generator>LibreOffice/25.2.4.3$Linux_X86_64 LibreOffice_project/520$Build-3</meta:generator>
    <meta:creation-date>2025-07-15T10:47:45.983730127</meta:creation-date>
    <meta:editing-duration>PT2H11M55S</meta:editing-duration>
    <meta:editing-cycles>27</meta:editing-cycles>
    <dc:date>2025-07-15T13:26:48.365410964</dc:date>
    <meta:document-statistic meta:object-count="356"/>
  </office:meta>
</office:document-meta>
</file>